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Heading_20_1">
      <style:paragraph-properties fo:text-align="left" fo:margin-bottom="0.494cm"/>
    </style:style>
    <style:style style:name="T1_1" style:family="text" style:parent-style-name="Default_20_Paragraph_20_Font"/>
    <style:style style:name="P2" style:family="paragraph" style:parent-style-name="Heading_20_2">
      <style:paragraph-properties fo:text-align="left" fo:margin-bottom="0.494cm"/>
    </style:style>
    <style:style style:name="T2_1" style:family="text" style:parent-style-name="Default_20_Paragraph_20_Font">
      <style:text-properties fo:font-size="13.5pt"/>
    </style:style>
    <style:style style:name="T2_2" style:family="text" style:parent-style-name="Default_20_Paragraph_20_Font"/>
    <style:style style:name="P3" style:family="paragraph" style:parent-style-name="Div">
      <style:paragraph-properties fo:text-align="left" fo:margin-bottom="0.494cm"/>
    </style:style>
    <style:style style:name="T3_1" style:family="text" style:parent-style-name="Default_20_Paragraph_20_Font">
      <style:text-properties fo:font-weight="bold"/>
    </style:style>
    <style:style style:name="T3_2" style:family="text" style:parent-style-name="Default_20_Paragraph_20_Font"/>
    <style:style style:name="P4" style:family="paragraph" style:parent-style-name="Div">
      <style:paragraph-properties fo:text-align="left" fo:margin-bottom="0.494cm"/>
    </style:style>
    <style:style style:name="T4_1" style:family="text" style:parent-style-name="Default_20_Paragraph_20_Font">
      <style:text-properties fo:font-weight="bold"/>
    </style:style>
    <style:style style:name="T4_2" style:family="text" style:parent-style-name="Default_20_Paragraph_20_Font"/>
    <style:style style:name="P5" style:family="paragraph" style:parent-style-name="Ol">
      <style:paragraph-properties fo:text-align="left" fo:margin-bottom="0.494cm"/>
    </style:style>
    <style:style style:name="T5_1" style:family="text" style:parent-style-name="Default_20_Paragraph_20_Font">
      <style:text-properties fo:font-weight="bold"/>
    </style:style>
    <style:style style:name="T5_2" style:family="text" style:parent-style-name="Default_20_Paragraph_20_Font"/>
    <style:style style:name="P6" style:family="paragraph" style:parent-style-name="Li">
      <style:paragraph-properties fo:text-align="left" fo:margin-bottom="0cm"/>
    </style:style>
    <style:style style:name="T6_1" style:family="text" style:parent-style-name="Default_20_Paragraph_20_Font"/>
    <style:style style:name="P7" style:family="paragraph" style:parent-style-name="Li">
      <style:paragraph-properties fo:text-align="left" fo:margin-bottom="0cm"/>
    </style:style>
    <style:style style:name="T7_1" style:family="text" style:parent-style-name="Default_20_Paragraph_20_Font"/>
    <style:style style:name="P8" style:family="paragraph" style:parent-style-name="Li">
      <style:paragraph-properties fo:text-align="left" fo:margin-bottom="0cm"/>
    </style:style>
    <style:style style:name="T8_1" style:family="text" style:parent-style-name="Default_20_Paragraph_20_Font"/>
    <style:style style:name="P9" style:family="paragraph" style:parent-style-name="Li">
      <style:paragraph-properties fo:text-align="left" fo:margin-bottom="0cm"/>
    </style:style>
    <style:style style:name="T9_1" style:family="text" style:parent-style-name="Default_20_Paragraph_20_Font"/>
    <style:style style:name="P10" style:family="paragraph" style:parent-style-name="Li">
      <style:paragraph-properties fo:text-align="left" fo:margin-bottom="0cm"/>
    </style:style>
    <style:style style:name="T10_1" style:family="text" style:parent-style-name="Default_20_Paragraph_20_Font"/>
    <style:style style:name="P11" style:family="paragraph" style:parent-style-name="Li">
      <style:paragraph-properties fo:text-align="left" fo:margin-bottom="0.494cm"/>
    </style:style>
    <style:style style:name="T11_1" style:family="text" style:parent-style-name="Default_20_Paragraph_20_Font"/>
    <style:style style:name="P12" style:family="paragraph" style:parent-style-name="Ol">
      <style:paragraph-properties fo:text-align="left" fo:margin-bottom="0.494cm"/>
    </style:style>
    <style:style style:name="T12_1" style:family="text" style:parent-style-name="Default_20_Paragraph_20_Font">
      <style:text-properties fo:font-weight="bold"/>
    </style:style>
    <style:style style:name="T12_2" style:family="text" style:parent-style-name="Default_20_Paragraph_20_Font"/>
    <style:style style:name="P13" style:family="paragraph" style:parent-style-name="Li">
      <style:paragraph-properties fo:text-align="left" fo:margin-bottom="0cm"/>
    </style:style>
    <style:style style:name="T13_1" style:family="text" style:parent-style-name="Default_20_Paragraph_20_Font"/>
    <style:style style:name="P14" style:family="paragraph" style:parent-style-name="Li">
      <style:paragraph-properties fo:text-align="left" fo:margin-bottom="0.494cm"/>
    </style:style>
    <style:style style:name="T14_1" style:family="text" style:parent-style-name="Default_20_Paragraph_20_Font"/>
    <style:style style:name="P15" style:family="paragraph" style:parent-style-name="Div">
      <style:paragraph-properties fo:text-align="left" fo:margin-bottom="0.494cm"/>
    </style:style>
    <style:style style:name="T15_1" style:family="text" style:parent-style-name="Default_20_Paragraph_20_Font">
      <style:text-properties fo:font-weight="bold"/>
    </style:style>
    <style:style style:name="T15_2" style:family="text" style:parent-style-name="Default_20_Paragraph_20_Font"/>
    <style:style style:name="T15_3" style:family="text" style:parent-style-name="Default_20_Paragraph_20_Font"/>
    <style:style style:name="P16" style:family="paragraph" style:parent-style-name="Heading_20_2">
      <style:paragraph-properties fo:text-align="left" fo:margin-bottom="0.494cm"/>
    </style:style>
    <style:style style:name="T16_1" style:family="text" style:parent-style-name="Default_20_Paragraph_20_Font">
      <style:text-properties fo:font-size="13.5pt"/>
    </style:style>
    <style:style style:name="T16_2" style:family="text" style:parent-style-name="Default_20_Paragraph_20_Font"/>
    <style:style style:name="P17" style:family="paragraph" style:parent-style-name="Div">
      <style:paragraph-properties fo:text-align="left" fo:margin-bottom="0.494cm"/>
    </style:style>
    <style:style style:name="T17_1" style:family="text" style:parent-style-name="Default_20_Paragraph_20_Font">
      <style:text-properties fo:font-weight="bold"/>
    </style:style>
    <style:style style:name="T17_2" style:family="text" style:parent-style-name="Default_20_Paragraph_20_Font"/>
    <style:style style:name="P18" style:family="paragraph" style:parent-style-name="Div">
      <style:paragraph-properties fo:text-align="left" fo:margin-bottom="0.494cm"/>
    </style:style>
    <style:style style:name="T18_1" style:family="text" style:parent-style-name="Default_20_Paragraph_20_Font">
      <style:text-properties fo:font-weight="bold"/>
    </style:style>
    <style:style style:name="T18_2" style:family="text" style:parent-style-name="Default_20_Paragraph_20_Font"/>
    <style:style style:name="P19" style:family="paragraph" style:parent-style-name="Ul">
      <style:paragraph-properties fo:text-align="left" fo:margin-bottom="0.494cm"/>
    </style:style>
    <style:style style:name="T19_1" style:family="text" style:parent-style-name="Default_20_Paragraph_20_Font">
      <style:text-properties fo:font-weight="bold"/>
    </style:style>
    <style:style style:name="T19_2" style:family="text" style:parent-style-name="Default_20_Paragraph_20_Font"/>
    <style:style style:name="P20" style:family="paragraph" style:parent-style-name="Li">
      <style:paragraph-properties fo:text-align="left" fo:margin-bottom="0cm"/>
    </style:style>
    <style:style style:name="T20_1" style:family="text" style:parent-style-name="Default_20_Paragraph_20_Font"/>
    <style:style style:name="P21" style:family="paragraph" style:parent-style-name="Li">
      <style:paragraph-properties fo:text-align="left" fo:margin-bottom="0.494cm"/>
    </style:style>
    <style:style style:name="T21_1" style:family="text" style:parent-style-name="Default_20_Paragraph_20_Font"/>
    <style:style style:name="P22" style:family="paragraph" style:parent-style-name="Ol">
      <style:paragraph-properties fo:text-align="left" fo:margin-bottom="0.494cm"/>
    </style:style>
    <style:style style:name="T22_1" style:family="text" style:parent-style-name="Default_20_Paragraph_20_Font">
      <style:text-properties fo:font-weight="bold"/>
    </style:style>
    <style:style style:name="T22_2" style:family="text" style:parent-style-name="Default_20_Paragraph_20_Font"/>
    <style:style style:name="P23" style:family="paragraph" style:parent-style-name="Li">
      <style:paragraph-properties fo:text-align="left" fo:margin-bottom="0cm"/>
    </style:style>
    <style:style style:name="T23_1" style:family="text" style:parent-style-name="Default_20_Paragraph_20_Font"/>
    <style:style style:name="P24" style:family="paragraph" style:parent-style-name="Li">
      <style:paragraph-properties fo:text-align="left" fo:margin-bottom="0cm"/>
    </style:style>
    <style:style style:name="T24_1" style:family="text" style:parent-style-name="Default_20_Paragraph_20_Font"/>
    <style:style style:name="P25" style:family="paragraph" style:parent-style-name="Li">
      <style:paragraph-properties fo:text-align="left" fo:margin-bottom="0cm"/>
    </style:style>
    <style:style style:name="T25_1" style:family="text" style:parent-style-name="Default_20_Paragraph_20_Font"/>
    <style:style style:name="P26" style:family="paragraph" style:parent-style-name="Li">
      <style:paragraph-properties fo:text-align="left" fo:margin-bottom="0cm"/>
    </style:style>
    <style:style style:name="T26_1" style:family="text" style:parent-style-name="Default_20_Paragraph_20_Font"/>
    <style:style style:name="P27" style:family="paragraph" style:parent-style-name="Li">
      <style:paragraph-properties fo:text-align="left" fo:margin-bottom="0.494cm"/>
    </style:style>
    <style:style style:name="T27_1" style:family="text" style:parent-style-name="Default_20_Paragraph_20_Font"/>
    <style:style style:name="P28" style:family="paragraph" style:parent-style-name="Ol">
      <style:paragraph-properties fo:text-align="left" fo:margin-bottom="0.494cm"/>
    </style:style>
    <style:style style:name="T28_1" style:family="text" style:parent-style-name="Default_20_Paragraph_20_Font">
      <style:text-properties fo:font-weight="bold"/>
    </style:style>
    <style:style style:name="T28_2" style:family="text" style:parent-style-name="Default_20_Paragraph_20_Font"/>
    <style:style style:name="P29" style:family="paragraph" style:parent-style-name="Li">
      <style:paragraph-properties fo:text-align="left" fo:margin-bottom="0cm"/>
    </style:style>
    <style:style style:name="T29_1" style:family="text" style:parent-style-name="Default_20_Paragraph_20_Font"/>
    <style:style style:name="P30" style:family="paragraph" style:parent-style-name="Li">
      <style:paragraph-properties fo:text-align="left" fo:margin-bottom="0cm"/>
    </style:style>
    <style:style style:name="T30_1" style:family="text" style:parent-style-name="Default_20_Paragraph_20_Font"/>
    <style:style style:name="P31" style:family="paragraph" style:parent-style-name="Li">
      <style:paragraph-properties fo:text-align="left" fo:margin-bottom="0cm"/>
    </style:style>
    <style:style style:name="T31_1" style:family="text" style:parent-style-name="Default_20_Paragraph_20_Font"/>
    <style:style style:name="P32" style:family="paragraph" style:parent-style-name="Li">
      <style:paragraph-properties fo:text-align="left" fo:margin-bottom="0.494cm"/>
    </style:style>
    <style:style style:name="T32_1" style:family="text" style:parent-style-name="Default_20_Paragraph_20_Font"/>
    <style:style style:name="P33" style:family="paragraph" style:parent-style-name="Ol">
      <style:paragraph-properties fo:text-align="left" fo:margin-bottom="0.494cm"/>
    </style:style>
    <style:style style:name="T33_1" style:family="text" style:parent-style-name="Default_20_Paragraph_20_Font">
      <style:text-properties fo:font-weight="bold"/>
    </style:style>
    <style:style style:name="T33_2" style:family="text" style:parent-style-name="Default_20_Paragraph_20_Font"/>
    <style:style style:name="P34" style:family="paragraph" style:parent-style-name="Li">
      <style:paragraph-properties fo:text-align="left" fo:margin-bottom="0cm"/>
    </style:style>
    <style:style style:name="T34_1" style:family="text" style:parent-style-name="Default_20_Paragraph_20_Font"/>
    <style:style style:name="P35" style:family="paragraph" style:parent-style-name="Li">
      <style:paragraph-properties fo:text-align="left" fo:margin-bottom="0cm"/>
    </style:style>
    <style:style style:name="T35_1" style:family="text" style:parent-style-name="Default_20_Paragraph_20_Font"/>
    <style:style style:name="P36" style:family="paragraph" style:parent-style-name="Li">
      <style:paragraph-properties fo:text-align="left" fo:margin-bottom="0cm"/>
    </style:style>
    <style:style style:name="T36_1" style:family="text" style:parent-style-name="Default_20_Paragraph_20_Font"/>
    <style:style style:name="P37" style:family="paragraph" style:parent-style-name="Li">
      <style:paragraph-properties fo:text-align="left" fo:margin-bottom="0.494cm"/>
    </style:style>
    <style:style style:name="T37_1" style:family="text" style:parent-style-name="Default_20_Paragraph_20_Font"/>
    <style:style style:name="P38" style:family="paragraph" style:parent-style-name="Ol">
      <style:paragraph-properties fo:text-align="left" fo:margin-bottom="0.494cm"/>
    </style:style>
    <style:style style:name="T38_1" style:family="text" style:parent-style-name="Default_20_Paragraph_20_Font">
      <style:text-properties fo:font-weight="bold"/>
    </style:style>
    <style:style style:name="T38_2" style:family="text" style:parent-style-name="Default_20_Paragraph_20_Font"/>
    <style:style style:name="P39" style:family="paragraph" style:parent-style-name="Li">
      <style:paragraph-properties fo:text-align="left" fo:margin-bottom="0cm"/>
    </style:style>
    <style:style style:name="T39_1" style:family="text" style:parent-style-name="Default_20_Paragraph_20_Font"/>
    <style:style style:name="P40" style:family="paragraph" style:parent-style-name="Li">
      <style:paragraph-properties fo:text-align="left" fo:margin-bottom="0cm"/>
    </style:style>
    <style:style style:name="T40_1" style:family="text" style:parent-style-name="Default_20_Paragraph_20_Font"/>
    <style:style style:name="P41" style:family="paragraph" style:parent-style-name="Li">
      <style:paragraph-properties fo:text-align="left" fo:margin-bottom="0.494cm"/>
    </style:style>
    <style:style style:name="T41_1" style:family="text" style:parent-style-name="Default_20_Paragraph_20_Font"/>
    <style:style style:name="P42" style:family="paragraph" style:parent-style-name="Div">
      <style:paragraph-properties fo:text-align="left" fo:margin-bottom="0.494cm"/>
    </style:style>
    <style:style style:name="T42_1" style:family="text" style:parent-style-name="Default_20_Paragraph_20_Font">
      <style:text-properties fo:font-weight="bold"/>
    </style:style>
    <style:style style:name="T42_2" style:family="text" style:parent-style-name="Default_20_Paragraph_20_Font"/>
    <style:style style:name="P43" style:family="paragraph" style:parent-style-name="Heading_20_2">
      <style:paragraph-properties fo:text-align="left" fo:margin-bottom="0.494cm"/>
    </style:style>
    <style:style style:name="T43_1" style:family="text" style:parent-style-name="Default_20_Paragraph_20_Font">
      <style:text-properties fo:font-size="13.5pt"/>
    </style:style>
    <style:style style:name="T43_2" style:family="text" style:parent-style-name="Default_20_Paragraph_20_Font"/>
    <style:style style:name="P44" style:family="paragraph" style:parent-style-name="Div">
      <style:paragraph-properties fo:text-align="left" fo:margin-bottom="0.494cm"/>
    </style:style>
    <style:style style:name="T44_1" style:family="text" style:parent-style-name="Default_20_Paragraph_20_Font">
      <style:text-properties fo:font-weight="bold"/>
    </style:style>
    <style:style style:name="T44_2" style:family="text" style:parent-style-name="Default_20_Paragraph_20_Font"/>
    <style:style style:name="P45" style:family="paragraph" style:parent-style-name="Div">
      <style:paragraph-properties fo:text-align="left" fo:margin-bottom="0.494cm"/>
    </style:style>
    <style:style style:name="T45_1" style:family="text" style:parent-style-name="Default_20_Paragraph_20_Font">
      <style:text-properties fo:font-weight="bold"/>
    </style:style>
    <style:style style:name="T45_2" style:family="text" style:parent-style-name="Default_20_Paragraph_20_Font"/>
    <style:style style:name="P46" style:family="paragraph" style:parent-style-name="Ul">
      <style:paragraph-properties fo:text-align="left" fo:margin-bottom="0.494cm"/>
    </style:style>
    <style:style style:name="T46_1" style:family="text" style:parent-style-name="Default_20_Paragraph_20_Font">
      <style:text-properties fo:font-weight="bold"/>
    </style:style>
    <style:style style:name="T46_2" style:family="text" style:parent-style-name="Default_20_Paragraph_20_Font"/>
    <style:style style:name="P47" style:family="paragraph" style:parent-style-name="Li">
      <style:paragraph-properties fo:text-align="left" fo:margin-bottom="0cm"/>
    </style:style>
    <style:style style:name="T47_1" style:family="text" style:parent-style-name="Default_20_Paragraph_20_Font"/>
    <style:style style:name="P48" style:family="paragraph" style:parent-style-name="Li">
      <style:paragraph-properties fo:text-align="left" fo:margin-bottom="0.494cm"/>
    </style:style>
    <style:style style:name="T48_1" style:family="text" style:parent-style-name="Default_20_Paragraph_20_Font"/>
    <style:style style:name="P49" style:family="paragraph" style:parent-style-name="Ol">
      <style:paragraph-properties fo:text-align="left" fo:margin-bottom="0.494cm"/>
    </style:style>
    <style:style style:name="T49_1" style:family="text" style:parent-style-name="Default_20_Paragraph_20_Font">
      <style:text-properties fo:font-weight="bold"/>
    </style:style>
    <style:style style:name="T49_2" style:family="text" style:parent-style-name="Default_20_Paragraph_20_Font"/>
    <style:style style:name="P50" style:family="paragraph" style:parent-style-name="Li">
      <style:paragraph-properties fo:text-align="left" fo:margin-bottom="0cm"/>
    </style:style>
    <style:style style:name="T50_1" style:family="text" style:parent-style-name="Default_20_Paragraph_20_Font"/>
    <style:style style:name="P51" style:family="paragraph" style:parent-style-name="Li">
      <style:paragraph-properties fo:text-align="left" fo:margin-bottom="0cm"/>
    </style:style>
    <style:style style:name="T51_1" style:family="text" style:parent-style-name="Default_20_Paragraph_20_Font"/>
    <style:style style:name="P52" style:family="paragraph" style:parent-style-name="Li">
      <style:paragraph-properties fo:text-align="left" fo:margin-bottom="0cm"/>
    </style:style>
    <style:style style:name="T52_1" style:family="text" style:parent-style-name="Default_20_Paragraph_20_Font"/>
    <style:style style:name="P53" style:family="paragraph" style:parent-style-name="Li">
      <style:paragraph-properties fo:text-align="left" fo:margin-bottom="0cm"/>
    </style:style>
    <style:style style:name="T53_1" style:family="text" style:parent-style-name="Default_20_Paragraph_20_Font"/>
    <style:style style:name="P54" style:family="paragraph" style:parent-style-name="Li">
      <style:paragraph-properties fo:text-align="left" fo:margin-bottom="0.494cm"/>
    </style:style>
    <style:style style:name="T54_1" style:family="text" style:parent-style-name="Default_20_Paragraph_20_Font"/>
    <style:style style:name="P55" style:family="paragraph" style:parent-style-name="Ol">
      <style:paragraph-properties fo:text-align="left" fo:margin-bottom="0.494cm"/>
    </style:style>
    <style:style style:name="T55_1" style:family="text" style:parent-style-name="Default_20_Paragraph_20_Font">
      <style:text-properties fo:font-weight="bold"/>
    </style:style>
    <style:style style:name="T55_2" style:family="text" style:parent-style-name="Default_20_Paragraph_20_Font"/>
    <style:style style:name="P56" style:family="paragraph" style:parent-style-name="Li">
      <style:paragraph-properties fo:text-align="left" fo:margin-bottom="0cm"/>
    </style:style>
    <style:style style:name="T56_1" style:family="text" style:parent-style-name="Default_20_Paragraph_20_Font"/>
    <style:style style:name="P57" style:family="paragraph" style:parent-style-name="Li">
      <style:paragraph-properties fo:text-align="left" fo:margin-bottom="0cm"/>
    </style:style>
    <style:style style:name="T57_1" style:family="text" style:parent-style-name="Default_20_Paragraph_20_Font"/>
    <style:style style:name="P58" style:family="paragraph" style:parent-style-name="Li">
      <style:paragraph-properties fo:text-align="left" fo:margin-bottom="0cm"/>
    </style:style>
    <style:style style:name="T58_1" style:family="text" style:parent-style-name="Default_20_Paragraph_20_Font"/>
    <style:style style:name="P59" style:family="paragraph" style:parent-style-name="Li">
      <style:paragraph-properties fo:text-align="left" fo:margin-bottom="0.494cm"/>
    </style:style>
    <style:style style:name="T59_1" style:family="text" style:parent-style-name="Default_20_Paragraph_20_Font"/>
    <style:style style:name="P60" style:family="paragraph" style:parent-style-name="Ol">
      <style:paragraph-properties fo:text-align="left" fo:margin-bottom="0.494cm"/>
    </style:style>
    <style:style style:name="T60_1" style:family="text" style:parent-style-name="Default_20_Paragraph_20_Font">
      <style:text-properties style:font-name="Verdana" style:font-name-asian="Verdana" style:font-name-complex="Verdana" fo:font-weight="bold"/>
    </style:style>
    <style:style style:name="T60_2" style:family="text" style:parent-style-name="Default_20_Paragraph_20_Font">
      <style:text-properties style:font-name="Verdana" style:font-name-asian="Verdana" style:font-name-complex="Verdana"/>
    </style:style>
    <style:style style:name="P61" style:family="paragraph" style:parent-style-name="Li">
      <style:paragraph-properties fo:text-align="left" fo:margin-bottom="0cm"/>
    </style:style>
    <style:style style:name="T61_1" style:family="text" style:parent-style-name="Default_20_Paragraph_20_Font"/>
    <style:style style:name="P62" style:family="paragraph" style:parent-style-name="Li">
      <style:paragraph-properties fo:text-align="left" fo:margin-bottom="0cm"/>
    </style:style>
    <style:style style:name="T62_1" style:family="text" style:parent-style-name="Default_20_Paragraph_20_Font"/>
    <style:style style:name="P63" style:family="paragraph" style:parent-style-name="Li">
      <style:paragraph-properties fo:text-align="left" fo:margin-bottom="0cm"/>
    </style:style>
    <style:style style:name="T63_1" style:family="text" style:parent-style-name="Default_20_Paragraph_20_Font"/>
    <style:style style:name="P64" style:family="paragraph" style:parent-style-name="Li">
      <style:paragraph-properties fo:text-align="left" fo:margin-bottom="0.494cm"/>
    </style:style>
    <style:style style:name="T64_1" style:family="text" style:parent-style-name="Default_20_Paragraph_20_Font"/>
    <style:style style:name="P65" style:family="paragraph" style:parent-style-name="Ol">
      <style:paragraph-properties fo:text-align="left" fo:margin-bottom="0.494cm"/>
    </style:style>
    <style:style style:name="T65_1" style:family="text" style:parent-style-name="Default_20_Paragraph_20_Font">
      <style:text-properties fo:font-weight="bold"/>
    </style:style>
    <style:style style:name="T65_2" style:family="text" style:parent-style-name="Default_20_Paragraph_20_Font"/>
    <style:style style:name="P66" style:family="paragraph" style:parent-style-name="Li">
      <style:paragraph-properties fo:text-align="left" fo:margin-bottom="0cm"/>
    </style:style>
    <style:style style:name="T66_1" style:family="text" style:parent-style-name="Default_20_Paragraph_20_Font"/>
    <style:style style:name="P67" style:family="paragraph" style:parent-style-name="Li">
      <style:paragraph-properties fo:text-align="left" fo:margin-bottom="0cm"/>
    </style:style>
    <style:style style:name="T67_1" style:family="text" style:parent-style-name="Default_20_Paragraph_20_Font"/>
    <style:style style:name="P68" style:family="paragraph" style:parent-style-name="Li">
      <style:paragraph-properties fo:text-align="left" fo:margin-bottom="0.494cm"/>
    </style:style>
    <style:style style:name="T68_1" style:family="text" style:parent-style-name="Default_20_Paragraph_20_Font"/>
    <style:style style:name="P69" style:family="paragraph" style:parent-style-name="Div">
      <style:paragraph-properties fo:text-align="left" fo:margin-bottom="0.494cm"/>
    </style:style>
    <style:style style:name="T69_1" style:family="text" style:parent-style-name="Default_20_Paragraph_20_Font">
      <style:text-properties fo:font-weight="bold"/>
    </style:style>
    <style:style style:name="T69_2" style:family="text" style:parent-style-name="Default_20_Paragraph_20_Font"/>
    <style:style style:name="P70" style:family="paragraph" style:parent-style-name="Heading_20_2">
      <style:paragraph-properties fo:text-align="left" fo:margin-bottom="0.494cm"/>
    </style:style>
    <style:style style:name="T70_1" style:family="text" style:parent-style-name="Default_20_Paragraph_20_Font">
      <style:text-properties fo:font-size="13.5pt"/>
    </style:style>
    <style:style style:name="T70_2" style:family="text" style:parent-style-name="Default_20_Paragraph_20_Font"/>
    <style:style style:name="P71" style:family="paragraph" style:parent-style-name="Div">
      <style:paragraph-properties fo:text-align="left" fo:margin-bottom="0.494cm"/>
    </style:style>
    <style:style style:name="T71_1" style:family="text" style:parent-style-name="Default_20_Paragraph_20_Font">
      <style:text-properties fo:font-weight="bold"/>
    </style:style>
    <style:style style:name="T71_2" style:family="text" style:parent-style-name="Default_20_Paragraph_20_Font"/>
    <style:style style:name="P72" style:family="paragraph" style:parent-style-name="Div">
      <style:paragraph-properties fo:text-align="left" fo:margin-bottom="0.494cm"/>
    </style:style>
    <style:style style:name="T72_1" style:family="text" style:parent-style-name="Default_20_Paragraph_20_Font">
      <style:text-properties fo:font-weight="bold"/>
    </style:style>
    <style:style style:name="T72_2" style:family="text" style:parent-style-name="Default_20_Paragraph_20_Font"/>
    <style:style style:name="P73" style:family="paragraph" style:parent-style-name="Ul">
      <style:paragraph-properties fo:text-align="left" fo:margin-bottom="0.494cm"/>
    </style:style>
    <style:style style:name="T73_1" style:family="text" style:parent-style-name="Default_20_Paragraph_20_Font">
      <style:text-properties fo:font-weight="bold"/>
    </style:style>
    <style:style style:name="T73_2" style:family="text" style:parent-style-name="Default_20_Paragraph_20_Font"/>
    <style:style style:name="P74" style:family="paragraph" style:parent-style-name="Li">
      <style:paragraph-properties fo:text-align="left" fo:margin-bottom="0cm"/>
    </style:style>
    <style:style style:name="T74_1" style:family="text" style:parent-style-name="Default_20_Paragraph_20_Font"/>
    <style:style style:name="P75" style:family="paragraph" style:parent-style-name="Li">
      <style:paragraph-properties fo:text-align="left" fo:margin-bottom="0.494cm"/>
    </style:style>
    <style:style style:name="T75_1" style:family="text" style:parent-style-name="Default_20_Paragraph_20_Font"/>
    <style:style style:name="P76" style:family="paragraph" style:parent-style-name="Ol">
      <style:paragraph-properties fo:text-align="left" fo:margin-bottom="0.494cm"/>
    </style:style>
    <style:style style:name="T76_1" style:family="text" style:parent-style-name="Default_20_Paragraph_20_Font">
      <style:text-properties fo:font-weight="bold"/>
    </style:style>
    <style:style style:name="T76_2" style:family="text" style:parent-style-name="Default_20_Paragraph_20_Font"/>
    <style:style style:name="P77" style:family="paragraph" style:parent-style-name="Li">
      <style:paragraph-properties fo:text-align="left" fo:margin-bottom="0cm"/>
    </style:style>
    <style:style style:name="T77_1" style:family="text" style:parent-style-name="Default_20_Paragraph_20_Font"/>
    <style:style style:name="P78" style:family="paragraph" style:parent-style-name="Li">
      <style:paragraph-properties fo:text-align="left" fo:margin-bottom="0cm"/>
    </style:style>
    <style:style style:name="T78_1" style:family="text" style:parent-style-name="Default_20_Paragraph_20_Font"/>
    <style:style style:name="P79" style:family="paragraph" style:parent-style-name="Li">
      <style:paragraph-properties fo:text-align="left" fo:margin-bottom="0cm"/>
    </style:style>
    <style:style style:name="T79_1" style:family="text" style:parent-style-name="Default_20_Paragraph_20_Font"/>
    <style:style style:name="P80" style:family="paragraph" style:parent-style-name="Li">
      <style:paragraph-properties fo:text-align="left" fo:margin-bottom="0cm"/>
    </style:style>
    <style:style style:name="T80_1" style:family="text" style:parent-style-name="Default_20_Paragraph_20_Font"/>
    <style:style style:name="P81" style:family="paragraph" style:parent-style-name="Li">
      <style:paragraph-properties fo:text-align="left" fo:margin-bottom="0.494cm"/>
    </style:style>
    <style:style style:name="T81_1" style:family="text" style:parent-style-name="Default_20_Paragraph_20_Font"/>
    <style:style style:name="P82" style:family="paragraph" style:parent-style-name="Ol">
      <style:paragraph-properties fo:text-align="left" fo:margin-bottom="0.494cm"/>
    </style:style>
    <style:style style:name="T82_1" style:family="text" style:parent-style-name="Default_20_Paragraph_20_Font">
      <style:text-properties fo:font-weight="bold"/>
    </style:style>
    <style:style style:name="T82_2" style:family="text" style:parent-style-name="Default_20_Paragraph_20_Font"/>
    <style:style style:name="P83" style:family="paragraph" style:parent-style-name="Li">
      <style:paragraph-properties fo:text-align="left" fo:margin-bottom="0cm"/>
    </style:style>
    <style:style style:name="T83_1" style:family="text" style:parent-style-name="Default_20_Paragraph_20_Font"/>
    <style:style style:name="P84" style:family="paragraph" style:parent-style-name="Li">
      <style:paragraph-properties fo:text-align="left" fo:margin-bottom="0cm"/>
    </style:style>
    <style:style style:name="T84_1" style:family="text" style:parent-style-name="Default_20_Paragraph_20_Font"/>
    <style:style style:name="P85" style:family="paragraph" style:parent-style-name="Li">
      <style:paragraph-properties fo:text-align="left" fo:margin-bottom="0cm"/>
    </style:style>
    <style:style style:name="T85_1" style:family="text" style:parent-style-name="Default_20_Paragraph_20_Font"/>
    <style:style style:name="P86" style:family="paragraph" style:parent-style-name="Li">
      <style:paragraph-properties fo:text-align="left" fo:margin-bottom="0.494cm"/>
    </style:style>
    <style:style style:name="T86_1" style:family="text" style:parent-style-name="Default_20_Paragraph_20_Font"/>
    <style:style style:name="P87" style:family="paragraph" style:parent-style-name="Ol">
      <style:paragraph-properties fo:text-align="left" fo:margin-bottom="0.494cm"/>
    </style:style>
    <style:style style:name="T87_1" style:family="text" style:parent-style-name="Default_20_Paragraph_20_Font">
      <style:text-properties style:font-name="Verdana" style:font-name-asian="Verdana" style:font-name-complex="Verdana" fo:font-weight="bold"/>
    </style:style>
    <style:style style:name="T87_2" style:family="text" style:parent-style-name="Default_20_Paragraph_20_Font">
      <style:text-properties style:font-name="Verdana" style:font-name-asian="Verdana" style:font-name-complex="Verdana"/>
    </style:style>
    <style:style style:name="P88" style:family="paragraph" style:parent-style-name="Li">
      <style:paragraph-properties fo:text-align="left" fo:margin-bottom="0cm"/>
    </style:style>
    <style:style style:name="T88_1" style:family="text" style:parent-style-name="Default_20_Paragraph_20_Font"/>
    <style:style style:name="P89" style:family="paragraph" style:parent-style-name="Li">
      <style:paragraph-properties fo:text-align="left" fo:margin-bottom="0cm"/>
    </style:style>
    <style:style style:name="T89_1" style:family="text" style:parent-style-name="Default_20_Paragraph_20_Font"/>
    <style:style style:name="P90" style:family="paragraph" style:parent-style-name="Li">
      <style:paragraph-properties fo:text-align="left" fo:margin-bottom="0cm"/>
    </style:style>
    <style:style style:name="T90_1" style:family="text" style:parent-style-name="Default_20_Paragraph_20_Font"/>
    <style:style style:name="P91" style:family="paragraph" style:parent-style-name="Li">
      <style:paragraph-properties fo:text-align="left" fo:margin-bottom="0.494cm"/>
    </style:style>
    <style:style style:name="T91_1" style:family="text" style:parent-style-name="Default_20_Paragraph_20_Font"/>
    <style:style style:name="P92" style:family="paragraph" style:parent-style-name="Ol">
      <style:paragraph-properties fo:text-align="left" fo:margin-bottom="0.494cm"/>
    </style:style>
    <style:style style:name="T92_1" style:family="text" style:parent-style-name="Default_20_Paragraph_20_Font">
      <style:text-properties fo:font-weight="bold"/>
    </style:style>
    <style:style style:name="T92_2" style:family="text" style:parent-style-name="Default_20_Paragraph_20_Font"/>
    <style:style style:name="P93" style:family="paragraph" style:parent-style-name="Li">
      <style:paragraph-properties fo:text-align="left" fo:margin-bottom="0cm"/>
    </style:style>
    <style:style style:name="T93_1" style:family="text" style:parent-style-name="Default_20_Paragraph_20_Font"/>
    <style:style style:name="P94" style:family="paragraph" style:parent-style-name="Li">
      <style:paragraph-properties fo:text-align="left" fo:margin-bottom="0cm"/>
    </style:style>
    <style:style style:name="T94_1" style:family="text" style:parent-style-name="Default_20_Paragraph_20_Font"/>
    <style:style style:name="P95" style:family="paragraph" style:parent-style-name="Li">
      <style:paragraph-properties fo:text-align="left" fo:margin-bottom="0.494cm"/>
    </style:style>
    <style:style style:name="T95_1" style:family="text" style:parent-style-name="Default_20_Paragraph_20_Font"/>
    <style:style style:name="P96" style:family="paragraph" style:parent-style-name="Div">
      <style:paragraph-properties fo:text-align="left" fo:margin-bottom="0.494cm"/>
    </style:style>
    <style:style style:name="T96_1" style:family="text" style:parent-style-name="Default_20_Paragraph_20_Font">
      <style:text-properties fo:font-weight="bold"/>
    </style:style>
    <style:style style:name="T96_2" style:family="text" style:parent-style-name="Default_20_Paragraph_20_Font"/>
    <style:style style:name="P97" style:family="paragraph" style:parent-style-name="Heading_20_2">
      <style:paragraph-properties fo:text-align="left" fo:margin-bottom="0.494cm"/>
    </style:style>
    <style:style style:name="T97_1" style:family="text" style:parent-style-name="Default_20_Paragraph_20_Font">
      <style:text-properties fo:font-size="13.5pt"/>
    </style:style>
    <style:style style:name="T97_2" style:family="text" style:parent-style-name="Default_20_Paragraph_20_Font"/>
    <style:style style:name="P98" style:family="paragraph" style:parent-style-name="Div">
      <style:paragraph-properties fo:text-align="left" fo:margin-bottom="0.494cm"/>
    </style:style>
    <style:style style:name="T98_1" style:family="text" style:parent-style-name="Default_20_Paragraph_20_Font">
      <style:text-properties fo:font-weight="bold"/>
    </style:style>
    <style:style style:name="T98_2" style:family="text" style:parent-style-name="Default_20_Paragraph_20_Font"/>
    <style:style style:name="P99" style:family="paragraph" style:parent-style-name="Div">
      <style:paragraph-properties fo:text-align="left" fo:margin-bottom="0.494cm"/>
    </style:style>
    <style:style style:name="T99_1" style:family="text" style:parent-style-name="Default_20_Paragraph_20_Font">
      <style:text-properties fo:font-weight="bold"/>
    </style:style>
    <style:style style:name="T99_2" style:family="text" style:parent-style-name="Default_20_Paragraph_20_Font"/>
    <style:style style:name="P100" style:family="paragraph" style:parent-style-name="Ul">
      <style:paragraph-properties fo:text-align="left" fo:margin-bottom="0.494cm"/>
    </style:style>
    <style:style style:name="T100_1" style:family="text" style:parent-style-name="Default_20_Paragraph_20_Font">
      <style:text-properties fo:font-weight="bold"/>
    </style:style>
    <style:style style:name="T100_2" style:family="text" style:parent-style-name="Default_20_Paragraph_20_Font"/>
    <style:style style:name="P101" style:family="paragraph" style:parent-style-name="Li">
      <style:paragraph-properties fo:text-align="left" fo:margin-bottom="0.494cm"/>
    </style:style>
    <style:style style:name="T101_1" style:family="text" style:parent-style-name="Default_20_Paragraph_20_Font"/>
    <style:style style:name="P102" style:family="paragraph" style:parent-style-name="Ol">
      <style:paragraph-properties fo:text-align="left" fo:margin-bottom="0.494cm"/>
    </style:style>
    <style:style style:name="T102_1" style:family="text" style:parent-style-name="Default_20_Paragraph_20_Font">
      <style:text-properties fo:font-weight="bold"/>
    </style:style>
    <style:style style:name="T102_2" style:family="text" style:parent-style-name="Default_20_Paragraph_20_Font"/>
    <style:style style:name="P103" style:family="paragraph" style:parent-style-name="Li">
      <style:paragraph-properties fo:text-align="left" fo:margin-bottom="0cm"/>
    </style:style>
    <style:style style:name="T103_1" style:family="text" style:parent-style-name="Default_20_Paragraph_20_Font"/>
    <style:style style:name="P104" style:family="paragraph" style:parent-style-name="Li">
      <style:paragraph-properties fo:text-align="left" fo:margin-bottom="0cm"/>
    </style:style>
    <style:style style:name="T104_1" style:family="text" style:parent-style-name="Default_20_Paragraph_20_Font"/>
    <style:style style:name="P105" style:family="paragraph" style:parent-style-name="Li">
      <style:paragraph-properties fo:text-align="left" fo:margin-bottom="0cm"/>
    </style:style>
    <style:style style:name="T105_1" style:family="text" style:parent-style-name="Default_20_Paragraph_20_Font"/>
    <style:style style:name="P106" style:family="paragraph" style:parent-style-name="Li">
      <style:paragraph-properties fo:text-align="left" fo:margin-bottom="0cm"/>
    </style:style>
    <style:style style:name="T106_1" style:family="text" style:parent-style-name="Default_20_Paragraph_20_Font"/>
    <style:style style:name="P107" style:family="paragraph" style:parent-style-name="Li">
      <style:paragraph-properties fo:text-align="left" fo:margin-bottom="0.494cm"/>
    </style:style>
    <style:style style:name="T107_1" style:family="text" style:parent-style-name="Default_20_Paragraph_20_Font"/>
    <style:style style:name="P108" style:family="paragraph" style:parent-style-name="Ol">
      <style:paragraph-properties fo:text-align="left" fo:margin-bottom="0.494cm"/>
    </style:style>
    <style:style style:name="T108_1" style:family="text" style:parent-style-name="Default_20_Paragraph_20_Font">
      <style:text-properties fo:font-weight="bold"/>
    </style:style>
    <style:style style:name="T108_2" style:family="text" style:parent-style-name="Default_20_Paragraph_20_Font"/>
    <style:style style:name="P109" style:family="paragraph" style:parent-style-name="Li">
      <style:paragraph-properties fo:text-align="left" fo:margin-bottom="0cm"/>
    </style:style>
    <style:style style:name="T109_1" style:family="text" style:parent-style-name="Default_20_Paragraph_20_Font"/>
    <style:style style:name="P110" style:family="paragraph" style:parent-style-name="Li">
      <style:paragraph-properties fo:text-align="left" fo:margin-bottom="0cm"/>
    </style:style>
    <style:style style:name="T110_1" style:family="text" style:parent-style-name="Default_20_Paragraph_20_Font"/>
    <style:style style:name="P111" style:family="paragraph" style:parent-style-name="Li">
      <style:paragraph-properties fo:text-align="left" fo:margin-bottom="0cm"/>
    </style:style>
    <style:style style:name="T111_1" style:family="text" style:parent-style-name="Default_20_Paragraph_20_Font"/>
    <style:style style:name="P112" style:family="paragraph" style:parent-style-name="Li">
      <style:paragraph-properties fo:text-align="left" fo:margin-bottom="0.494cm"/>
    </style:style>
    <style:style style:name="T112_1" style:family="text" style:parent-style-name="Default_20_Paragraph_20_Font"/>
    <style:style style:name="P113" style:family="paragraph" style:parent-style-name="Ol">
      <style:paragraph-properties fo:text-align="left" fo:margin-bottom="0.494cm"/>
    </style:style>
    <style:style style:name="T113_1" style:family="text" style:parent-style-name="Default_20_Paragraph_20_Font">
      <style:text-properties fo:font-weight="bold"/>
    </style:style>
    <style:style style:name="T113_2" style:family="text" style:parent-style-name="Default_20_Paragraph_20_Font"/>
    <style:style style:name="P114" style:family="paragraph" style:parent-style-name="Li">
      <style:paragraph-properties fo:text-align="left" fo:margin-bottom="0cm"/>
    </style:style>
    <style:style style:name="T114_1" style:family="text" style:parent-style-name="Default_20_Paragraph_20_Font"/>
    <style:style style:name="P115" style:family="paragraph" style:parent-style-name="Li">
      <style:paragraph-properties fo:text-align="left" fo:margin-bottom="0cm"/>
    </style:style>
    <style:style style:name="T115_1" style:family="text" style:parent-style-name="Default_20_Paragraph_20_Font"/>
    <style:style style:name="P116" style:family="paragraph" style:parent-style-name="Li">
      <style:paragraph-properties fo:text-align="left" fo:margin-bottom="0.494cm"/>
    </style:style>
    <style:style style:name="T116_1" style:family="text" style:parent-style-name="Default_20_Paragraph_20_Font"/>
    <style:style style:name="P117" style:family="paragraph" style:parent-style-name="Div">
      <style:paragraph-properties fo:text-align="left" fo:margin-bottom="0.494cm"/>
    </style:style>
    <style:style style:name="T117_1" style:family="text" style:parent-style-name="Default_20_Paragraph_20_Font"/>
    <style:style style:name="P118" style:family="paragraph" style:parent-style-name="Div">
      <style:paragraph-properties fo:text-align="left" fo:margin-bottom="0.494cm"/>
    </style:style>
    <style:style style:name="T118_1" style:family="text" style:parent-style-name="Default_20_Paragraph_20_Font">
      <style:text-properties fo:font-weight="bold"/>
    </style:style>
    <style:style style:name="T118_2" style:family="text" style:parent-style-name="Default_20_Paragraph_20_Font"/>
    <style:style style:name="P119" style:family="paragraph" style:parent-style-name="Heading_20_2">
      <style:paragraph-properties fo:text-align="left" fo:margin-bottom="0.494cm"/>
    </style:style>
    <style:style style:name="T119_1" style:family="text" style:parent-style-name="Default_20_Paragraph_20_Font">
      <style:text-properties fo:font-size="13.5pt"/>
    </style:style>
    <style:style style:name="T119_2" style:family="text" style:parent-style-name="Default_20_Paragraph_20_Font"/>
    <style:style style:name="P120" style:family="paragraph" style:parent-style-name="Div">
      <style:paragraph-properties fo:text-align="left" fo:margin-bottom="0.494cm"/>
    </style:style>
    <style:style style:name="T120_1" style:family="text" style:parent-style-name="Default_20_Paragraph_20_Font">
      <style:text-properties fo:font-weight="bold"/>
    </style:style>
    <style:style style:name="T120_2" style:family="text" style:parent-style-name="Default_20_Paragraph_20_Font"/>
    <style:style style:name="P121" style:family="paragraph" style:parent-style-name="Div">
      <style:paragraph-properties fo:text-align="left" fo:margin-bottom="0.494cm"/>
    </style:style>
    <style:style style:name="T121_1" style:family="text" style:parent-style-name="Default_20_Paragraph_20_Font">
      <style:text-properties fo:font-weight="bold"/>
    </style:style>
    <style:style style:name="T121_2" style:family="text" style:parent-style-name="Default_20_Paragraph_20_Font"/>
    <style:style style:name="P122" style:family="paragraph" style:parent-style-name="Ul">
      <style:paragraph-properties fo:text-align="left" fo:margin-bottom="0.494cm"/>
    </style:style>
    <style:style style:name="T122_1" style:family="text" style:parent-style-name="Default_20_Paragraph_20_Font">
      <style:text-properties fo:font-weight="bold"/>
    </style:style>
    <style:style style:name="T122_2" style:family="text" style:parent-style-name="Default_20_Paragraph_20_Font"/>
    <style:style style:name="P123" style:family="paragraph" style:parent-style-name="Li">
      <style:paragraph-properties fo:text-align="left" fo:margin-bottom="0.494cm"/>
    </style:style>
    <style:style style:name="T123_1" style:family="text" style:parent-style-name="Default_20_Paragraph_20_Font"/>
    <style:style style:name="P124" style:family="paragraph" style:parent-style-name="Ol">
      <style:paragraph-properties fo:text-align="left" fo:margin-bottom="0.494cm"/>
    </style:style>
    <style:style style:name="T124_1" style:family="text" style:parent-style-name="Default_20_Paragraph_20_Font">
      <style:text-properties fo:font-weight="bold"/>
    </style:style>
    <style:style style:name="T124_2" style:family="text" style:parent-style-name="Default_20_Paragraph_20_Font"/>
    <style:style style:name="P125" style:family="paragraph" style:parent-style-name="Li">
      <style:paragraph-properties fo:text-align="left" fo:margin-bottom="0cm"/>
    </style:style>
    <style:style style:name="T125_1" style:family="text" style:parent-style-name="Default_20_Paragraph_20_Font"/>
    <style:style style:name="P126" style:family="paragraph" style:parent-style-name="Li">
      <style:paragraph-properties fo:text-align="left" fo:margin-bottom="0cm"/>
    </style:style>
    <style:style style:name="T126_1" style:family="text" style:parent-style-name="Default_20_Paragraph_20_Font"/>
    <style:style style:name="P127" style:family="paragraph" style:parent-style-name="Li">
      <style:paragraph-properties fo:text-align="left" fo:margin-bottom="0cm"/>
    </style:style>
    <style:style style:name="T127_1" style:family="text" style:parent-style-name="Default_20_Paragraph_20_Font"/>
    <style:style style:name="P128" style:family="paragraph" style:parent-style-name="Li">
      <style:paragraph-properties fo:text-align="left" fo:margin-bottom="0cm"/>
    </style:style>
    <style:style style:name="T128_1" style:family="text" style:parent-style-name="Default_20_Paragraph_20_Font"/>
    <style:style style:name="P129" style:family="paragraph" style:parent-style-name="Li">
      <style:paragraph-properties fo:text-align="left" fo:margin-bottom="0.494cm"/>
    </style:style>
    <style:style style:name="T129_1" style:family="text" style:parent-style-name="Default_20_Paragraph_20_Font"/>
    <style:style style:name="P130" style:family="paragraph" style:parent-style-name="Ol">
      <style:paragraph-properties fo:text-align="left" fo:margin-bottom="0.494cm"/>
    </style:style>
    <style:style style:name="T130_1" style:family="text" style:parent-style-name="Default_20_Paragraph_20_Font">
      <style:text-properties fo:font-weight="bold"/>
    </style:style>
    <style:style style:name="T130_2" style:family="text" style:parent-style-name="Default_20_Paragraph_20_Font"/>
    <style:style style:name="P131" style:family="paragraph" style:parent-style-name="Li">
      <style:paragraph-properties fo:text-align="left" fo:margin-bottom="0cm"/>
    </style:style>
    <style:style style:name="T131_1" style:family="text" style:parent-style-name="Default_20_Paragraph_20_Font"/>
    <style:style style:name="P132" style:family="paragraph" style:parent-style-name="Li">
      <style:paragraph-properties fo:text-align="left" fo:margin-bottom="0cm"/>
    </style:style>
    <style:style style:name="T132_1" style:family="text" style:parent-style-name="Default_20_Paragraph_20_Font"/>
    <style:style style:name="P133" style:family="paragraph" style:parent-style-name="Li">
      <style:paragraph-properties fo:text-align="left" fo:margin-bottom="0cm"/>
    </style:style>
    <style:style style:name="T133_1" style:family="text" style:parent-style-name="Default_20_Paragraph_20_Font"/>
    <style:style style:name="P134" style:family="paragraph" style:parent-style-name="Li">
      <style:paragraph-properties fo:text-align="left" fo:margin-bottom="0.494cm"/>
    </style:style>
    <style:style style:name="T134_1" style:family="text" style:parent-style-name="Default_20_Paragraph_20_Font"/>
    <style:style style:name="P135" style:family="paragraph" style:parent-style-name="Ol">
      <style:paragraph-properties fo:text-align="left" fo:margin-bottom="0.494cm"/>
    </style:style>
    <style:style style:name="T135_1" style:family="text" style:parent-style-name="Default_20_Paragraph_20_Font">
      <style:text-properties fo:font-weight="bold"/>
    </style:style>
    <style:style style:name="T135_2" style:family="text" style:parent-style-name="Default_20_Paragraph_20_Font"/>
    <style:style style:name="P136" style:family="paragraph" style:parent-style-name="Li">
      <style:paragraph-properties fo:text-align="left" fo:margin-bottom="0cm"/>
    </style:style>
    <style:style style:name="T136_1" style:family="text" style:parent-style-name="Default_20_Paragraph_20_Font"/>
    <style:style style:name="P137" style:family="paragraph" style:parent-style-name="Li">
      <style:paragraph-properties fo:text-align="left" fo:margin-bottom="0cm"/>
    </style:style>
    <style:style style:name="T137_1" style:family="text" style:parent-style-name="Default_20_Paragraph_20_Font"/>
    <style:style style:name="P138" style:family="paragraph" style:parent-style-name="Li">
      <style:paragraph-properties fo:text-align="left" fo:margin-bottom="0cm"/>
    </style:style>
    <style:style style:name="T138_1" style:family="text" style:parent-style-name="Default_20_Paragraph_20_Font"/>
    <style:style style:name="P139" style:family="paragraph" style:parent-style-name="Li">
      <style:paragraph-properties fo:text-align="left" fo:margin-bottom="0.494cm"/>
    </style:style>
    <style:style style:name="T139_1" style:family="text" style:parent-style-name="Default_20_Paragraph_20_Font"/>
    <style:style style:name="P140" style:family="paragraph" style:parent-style-name="Ol">
      <style:paragraph-properties fo:text-align="left" fo:margin-bottom="0.494cm"/>
    </style:style>
    <style:style style:name="T140_1" style:family="text" style:parent-style-name="Default_20_Paragraph_20_Font">
      <style:text-properties fo:font-weight="bold"/>
    </style:style>
    <style:style style:name="T140_2" style:family="text" style:parent-style-name="Default_20_Paragraph_20_Font"/>
    <style:style style:name="P141" style:family="paragraph" style:parent-style-name="Li">
      <style:paragraph-properties fo:text-align="left" fo:margin-bottom="0cm"/>
    </style:style>
    <style:style style:name="T141_1" style:family="text" style:parent-style-name="Default_20_Paragraph_20_Font"/>
    <style:style style:name="P142" style:family="paragraph" style:parent-style-name="Li">
      <style:paragraph-properties fo:text-align="left" fo:margin-bottom="0cm"/>
    </style:style>
    <style:style style:name="T142_1" style:family="text" style:parent-style-name="Default_20_Paragraph_20_Font"/>
    <style:style style:name="P143" style:family="paragraph" style:parent-style-name="Li">
      <style:paragraph-properties fo:text-align="left" fo:margin-bottom="0.494cm"/>
    </style:style>
    <style:style style:name="T143_1" style:family="text" style:parent-style-name="Default_20_Paragraph_20_Font"/>
    <style:style style:name="P144" style:family="paragraph" style:parent-style-name="Div">
      <style:paragraph-properties fo:text-align="left" fo:margin-bottom="0.494cm"/>
    </style:style>
    <style:style style:name="T144_1" style:family="text" style:parent-style-name="Default_20_Paragraph_20_Font">
      <style:text-properties fo:font-weight="bold"/>
    </style:style>
    <style:style style:name="T144_2" style:family="text" style:parent-style-name="Default_20_Paragraph_20_Font"/>
    <style:style style:name="P145" style:family="paragraph" style:parent-style-name="Heading_20_2">
      <style:paragraph-properties fo:text-align="left" fo:margin-bottom="0.494cm"/>
    </style:style>
    <style:style style:name="T145_1" style:family="text" style:parent-style-name="Default_20_Paragraph_20_Font">
      <style:text-properties fo:font-size="13.5pt"/>
    </style:style>
    <style:style style:name="T145_2" style:family="text" style:parent-style-name="Default_20_Paragraph_20_Font"/>
    <style:style style:name="P146" style:family="paragraph" style:parent-style-name="Div">
      <style:paragraph-properties fo:text-align="left" fo:margin-bottom="0.494cm"/>
    </style:style>
    <style:style style:name="T146_1" style:family="text" style:parent-style-name="Default_20_Paragraph_20_Font">
      <style:text-properties fo:font-weight="bold"/>
    </style:style>
    <style:style style:name="T146_2" style:family="text" style:parent-style-name="Default_20_Paragraph_20_Font"/>
    <style:style style:name="P147" style:family="paragraph" style:parent-style-name="Div">
      <style:paragraph-properties fo:text-align="left" fo:margin-bottom="0.494cm"/>
    </style:style>
    <style:style style:name="T147_1" style:family="text" style:parent-style-name="Default_20_Paragraph_20_Font">
      <style:text-properties fo:font-weight="bold"/>
    </style:style>
    <style:style style:name="T147_2" style:family="text" style:parent-style-name="Default_20_Paragraph_20_Font"/>
    <style:style style:name="P148" style:family="paragraph" style:parent-style-name="Ul">
      <style:paragraph-properties fo:text-align="left" fo:margin-bottom="0.494cm"/>
    </style:style>
    <style:style style:name="T148_1" style:family="text" style:parent-style-name="Default_20_Paragraph_20_Font">
      <style:text-properties fo:font-weight="bold"/>
    </style:style>
    <style:style style:name="T148_2" style:family="text" style:parent-style-name="Default_20_Paragraph_20_Font"/>
    <style:style style:name="P149" style:family="paragraph" style:parent-style-name="Li">
      <style:paragraph-properties fo:text-align="left" fo:margin-bottom="0cm"/>
    </style:style>
    <style:style style:name="T149_1" style:family="text" style:parent-style-name="Default_20_Paragraph_20_Font"/>
    <style:style style:name="P150" style:family="paragraph" style:parent-style-name="Li">
      <style:paragraph-properties fo:text-align="left" fo:margin-bottom="0.494cm"/>
    </style:style>
    <style:style style:name="T150_1" style:family="text" style:parent-style-name="Default_20_Paragraph_20_Font"/>
    <style:style style:name="P151" style:family="paragraph" style:parent-style-name="Ol">
      <style:paragraph-properties fo:text-align="left" fo:margin-bottom="0.494cm"/>
    </style:style>
    <style:style style:name="T151_1" style:family="text" style:parent-style-name="Default_20_Paragraph_20_Font">
      <style:text-properties fo:font-weight="bold"/>
    </style:style>
    <style:style style:name="T151_2" style:family="text" style:parent-style-name="Default_20_Paragraph_20_Font"/>
    <style:style style:name="P152" style:family="paragraph" style:parent-style-name="Li">
      <style:paragraph-properties fo:text-align="left" fo:margin-bottom="0cm"/>
    </style:style>
    <style:style style:name="T152_1" style:family="text" style:parent-style-name="Default_20_Paragraph_20_Font"/>
    <style:style style:name="P153" style:family="paragraph" style:parent-style-name="Li">
      <style:paragraph-properties fo:text-align="left" fo:margin-bottom="0.494cm"/>
    </style:style>
    <style:style style:name="T153_1" style:family="text" style:parent-style-name="Default_20_Paragraph_20_Font"/>
    <style:style style:name="P154" style:family="paragraph" style:parent-style-name="Div">
      <style:paragraph-properties fo:text-align="left" fo:margin-bottom="0cm"/>
    </style:style>
    <style:style style:name="T154_1" style:family="text" style:parent-style-name="Default_20_Paragraph_20_Font"/>
    <style:style style:name="P155" style:family="paragraph" style:parent-style-name="Li">
      <style:paragraph-properties fo:text-align="left" fo:margin-bottom="0cm"/>
    </style:style>
    <style:style style:name="T155_1" style:family="text" style:parent-style-name="Default_20_Paragraph_20_Font"/>
    <style:style style:name="P156" style:family="paragraph" style:parent-style-name="Li">
      <style:paragraph-properties fo:text-align="left" fo:margin-bottom="0.494cm"/>
    </style:style>
    <style:style style:name="T156_1" style:family="text" style:parent-style-name="Default_20_Paragraph_20_Font"/>
    <style:style style:name="P157" style:family="paragraph" style:parent-style-name="Ol">
      <style:paragraph-properties fo:text-align="left" fo:margin-bottom="0.494cm"/>
    </style:style>
    <style:style style:name="T157_1" style:family="text" style:parent-style-name="Default_20_Paragraph_20_Font">
      <style:text-properties fo:font-weight="bold"/>
    </style:style>
    <style:style style:name="T157_2" style:family="text" style:parent-style-name="Default_20_Paragraph_20_Font"/>
    <style:style style:name="P158" style:family="paragraph" style:parent-style-name="Li">
      <style:paragraph-properties fo:text-align="left" fo:margin-bottom="0cm"/>
    </style:style>
    <style:style style:name="T158_1" style:family="text" style:parent-style-name="Default_20_Paragraph_20_Font"/>
    <style:style style:name="P159" style:family="paragraph" style:parent-style-name="Li">
      <style:paragraph-properties fo:text-align="left" fo:margin-bottom="0.494cm"/>
    </style:style>
    <style:style style:name="T159_1" style:family="text" style:parent-style-name="Default_20_Paragraph_20_Font"/>
    <style:style style:name="P160" style:family="paragraph" style:parent-style-name="Ol">
      <style:paragraph-properties fo:text-align="left" fo:margin-bottom="0.494cm"/>
    </style:style>
    <style:style style:name="T160_1" style:family="text" style:parent-style-name="Default_20_Paragraph_20_Font">
      <style:text-properties fo:font-weight="bold"/>
    </style:style>
    <style:style style:name="T160_2" style:family="text" style:parent-style-name="Default_20_Paragraph_20_Font"/>
    <style:style style:name="P161" style:family="paragraph" style:parent-style-name="Li">
      <style:paragraph-properties fo:text-align="left" fo:margin-bottom="0cm"/>
    </style:style>
    <style:style style:name="T161_1" style:family="text" style:parent-style-name="Default_20_Paragraph_20_Font"/>
    <style:style style:name="P162" style:family="paragraph" style:parent-style-name="Li">
      <style:paragraph-properties fo:text-align="left" fo:margin-bottom="0.494cm"/>
    </style:style>
    <style:style style:name="T162_1" style:family="text" style:parent-style-name="Default_20_Paragraph_20_Font"/>
    <style:style style:name="P163" style:family="paragraph" style:parent-style-name="Div">
      <style:paragraph-properties fo:text-align="left" fo:margin-bottom="0.494cm"/>
    </style:style>
    <style:style style:name="T163_1" style:family="text" style:parent-style-name="Default_20_Paragraph_20_Font">
      <style:text-properties fo:font-weight="bold"/>
    </style:style>
    <style:style style:name="T163_2" style:family="text" style:parent-style-name="Default_20_Paragraph_20_Font"/>
    <style:style style:name="P164" style:family="paragraph" style:parent-style-name="Standard">
      <style:paragraph-properties fo:text-align="left"/>
    </style:style>
    <style:style style:name="T164_1" style:family="text" style:parent-style-name="Default_20_Paragraph_20_Font"/>
    <style:style style:name="T164_2" style:family="text" style:parent-style-name="Default_20_Paragraph_20_Font"/>
    <style:style style:name="T164_3" style:family="text" style:parent-style-name="Default_20_Paragraph_20_Font"/>
    <style:style style:name="T164_4" style:family="text" style:parent-style-name="Default_20_Paragraph_20_Font"/>
    <style:style style:name="T164_5" style:family="text" style:parent-style-name="Default_20_Paragraph_20_Font"/>
    <style:style style:name="T164_6" style:family="text" style:parent-style-name="Default_20_Paragraph_20_Font"/>
    <style:style style:name="T164_7" style:family="text" style:parent-style-name="Default_20_Paragraph_20_Font"/>
    <style:style style:name="T164_8" style:family="text" style:parent-style-name="Default_20_Paragraph_20_Font"/>
  </office:automatic-styles>
  <office:body>
    <office:text>
      <text:h text:style-name="P1" text:outline-level="1"><text:span text:style-name="T1_1">Documentação<text:s/>dos<text:s/>Casos<text:s/>de<text:s/>Uso<text:s/></text:span></text:h>
      <text:h text:style-name="P2" text:outline-level="2"><text:span text:style-name="T2_1">Instalar<text:s/>(CU01)</text:span><text:span text:style-name="T2_2"><text:s/></text:span></text:h>
      <text:p text:style-name="P3"><text:span text:style-name="T3_1">Sumário: </text:span><text:span text:style-name="T3_2">Usuário<text:s/>instala<text:s/>o<text:s/>sistema<text:s/></text:span></text:p>
      <text:p text:style-name="P4"><text:span text:style-name="T4_1">Ator<text:s/>Primário:</text:span><text:span text:style-name="T4_2"> Usuário<text:s/></text:span></text:p>
      <text:p text:style-name="P5"><text:span text:style-name="T5_1">Fluxo<text:s/>Principal</text:span><text:span text:style-name="T5_2"><text:s/></text:span></text:p>
      <text:list text:style-name="LS1" xml:id="list0">
        <text:list-item>
          <text:p text:style-name="P6"><text:span text:style-name="T6_1">O<text:s/>Usuário<text:s/>inicia<text:s/>a<text:s/>instalação<text:s/>do<text:s/>Sistema;<text:s/></text:span></text:p>
        </text:list-item>
        <text:list-item>
          <text:p text:style-name="P7"><text:span text:style-name="T7_1">O<text:s/>Sistema<text:s/>apresenta<text:s/>a<text:s/>tela<text:s/>de<text:s/>cadastro<text:s/>Administrador<text:s/>solicitando<text:s/>o<text:s/>nome,<text:s/>e-mail<text:s/>e<text:s/>uma<text:s/>senha;<text:s/></text:span></text:p>
        </text:list-item>
        <text:list-item>
          <text:p text:style-name="P8"><text:span text:style-name="T8_1">O<text:s/>Usuário<text:s/>informa<text:s/>os<text:s/>dados<text:s/>solicitados;<text:s/></text:span></text:p>
        </text:list-item>
        <text:list-item>
          <text:p text:style-name="P9"><text:span text:style-name="T9_1">O<text:s/>Sistema<text:s/>registra<text:s/>todas<text:s/>as<text:s/>informações;<text:s/></text:span></text:p>
        </text:list-item>
        <text:list-item>
          <text:p text:style-name="P10"><text:span text:style-name="T10_1">O<text:s/>Sistema<text:s/>envia<text:s/>para<text:s/>o<text:s/>e-mail<text:s/>cadastrado<text:s/>os<text:s/>dados<text:s/>informados<text:s/>pelo<text:s/>Administrador;<text:s/></text:span></text:p>
        </text:list-item>
        <text:list-item>
          <text:p text:style-name="P11"><text:span text:style-name="T11_1">O<text:s/>Sistema<text:s/>finaliza<text:s/>a<text:s/>instalação<text:s/>e<text:s/>o<text:s/>caso<text:s/>de<text:s/>uso<text:s/>termina.<text:s/></text:span></text:p>
        </text:list-item>
      </text:list>
      <text:p text:style-name="P12"><text:span text:style-name="T12_1">Fluxo<text:s/>de<text:s/>Exceção<text:s/>(3):<text:s/>Violação<text:s/>RN01</text:span><text:span text:style-name="T12_2"><text:s/></text:span></text:p>
      <text:list text:style-name="LS2" xml:id="list6">
        <text:list-item>
          <text:p text:style-name="P13"><text:span text:style-name="T13_1">Se<text:s/>o<text:s/>Usuário<text:s/>não<text:s/>preencher<text:s/>todos<text:s/>os<text:s/>dados<text:s/>(violação<text:s/>da<text:s/>RN01)<text:s/>o<text:s/>sistema<text:s/>alerta<text:s/>o<text:s/>Usuário<text:s/>e<text:s/>solicita<text:s/>os<text:s/>dados<text:s/>que<text:s/>não<text:s/>foram<text:s/>preenchidos;<text:s/></text:span></text:p>
        </text:list-item>
        <text:list-item>
          <text:p text:style-name="P14"><text:span text:style-name="T14_1">O<text:s/>Usuário<text:s/>preenche<text:s/>os<text:s/>dados<text:s/>solicitados<text:s/>e<text:s/>o<text:s/>caso<text:s/>de<text:s/>uso<text:s/>continua<text:s/>a<text:s/>partir<text:s/>do<text:s/>passo<text:s/>4.<text:s/></text:span></text:p>
        </text:list-item>
      </text:list>
      <text:p text:style-name="P15"><text:span text:style-name="T15_1">Regras<text:s/>de<text:s/>Negócio: </text:span><text:span text:style-name="T15_2">RN02,<text:s/>RN03,<text:s/>RN04,<text:s/>RN05.</text:span><text:span text:style-name="T15_3"><text:s/></text:span></text:p>
      <text:h text:style-name="P16" text:outline-level="2"><text:span text:style-name="T16_1">Manter<text:s/>Áreas<text:s/>de<text:s/>Afinidade<text:s/>(CU02)</text:span><text:span text:style-name="T16_2"><text:s/></text:span></text:h>
      <text:p text:style-name="P17"><text:span text:style-name="T17_1">Sumário: </text:span><text:span text:style-name="T17_2">Usuário<text:s/>usa<text:s/>o<text:s/>sistema<text:s/>para<text:s/>gerenciar<text:s/>Áreas<text:s/>de<text:s/>Afinidade<text:s/></text:span></text:p>
      <text:p text:style-name="P18"><text:span text:style-name="T18_1">Ator<text:s/>Primário:</text:span><text:span text:style-name="T18_2"> Usuário<text:s/></text:span></text:p>
      <text:p text:style-name="P19"><text:span text:style-name="T19_1">Precondições</text:span><text:span text:style-name="T19_2"><text:s/></text:span></text:p>
      <text:list text:style-name="LS3" xml:id="list8">
        <text:list-item>
          <text:p text:style-name="P20"><text:span text:style-name="T20_1">O<text:s/>Usuário<text:s/>estar<text:s/>logado<text:s/></text:span></text:p>
        </text:list-item>
        <text:list-item>
          <text:p text:style-name="P21"><text:span text:style-name="T21_1">O<text:s/>Usuário<text:s/>ser<text:s/>Professor<text:s/>Coordenador<text:s/>ou<text:s/>Administrador<text:s/></text:span></text:p>
        </text:list-item>
      </text:list>
      <text:p text:style-name="P22"><text:span text:style-name="T22_1">Fluxo<text:s/>Principal</text:span><text:span text:style-name="T22_2"><text:s/></text:span></text:p>
      <text:list text:style-name="LS4" xml:id="list10">
        <text:list-item>
          <text:p text:style-name="P23"><text:span text:style-name="T23_1">O<text:s/>Usuário<text:s/>solicita<text:s/>a<text:s/>ação<text:s/>gerenciar<text:s/>Áreas<text:s/>de<text:s/>Afinidade<text:s/></text:span></text:p>
        </text:list-item>
        <text:list-item>
          <text:p text:style-name="P24"><text:span text:style-name="T24_1">O<text:s/>Sistema<text:s/>apresenta<text:s/>a<text:s/>lista<text:s/>de<text:s/>Áreas<text:s/>de<text:s/>Afinidade,<text:s/>as<text:s/>ações<text:s/>de<text:s/>Alteração<text:s/>e<text:s/>Exclusão<text:s/>ao<text:s/>lado<text:s/>de<text:s/>cada<text:s/>Área<text:s/>de<text:s/>Afinidade<text:s/>já<text:s/>cadastrada<text:s/>e<text:s/>a<text:s/>ação<text:s/>de<text:s/>Inclusão<text:s/>abaixo<text:s/>da<text:s/>lista;<text:s/></text:span></text:p>
        </text:list-item>
        <text:list-item>
          <text:p text:style-name="P25"><text:span text:style-name="T25_1">O<text:s/>Usuário<text:s/>indica<text:s/>a<text:s/>operação<text:s/>que<text:s/>deseja<text:s/>realizar<text:s/>ou<text:s/>opta<text:s/>por<text:s/>finalizar<text:s/>o<text:s/>caso<text:s/>de<text:s/>uso;<text:s/></text:span></text:p>
        </text:list-item>
        <text:list-item>
          <text:p text:style-name="P26"><text:span text:style-name="T26_1">O<text:s/>Usuário<text:s/>seleciona<text:s/>a<text:s/>operação<text:s/>desejada:<text:s/>Inclusão,<text:s/>Alteração,<text:s/>Exclusão;<text:s/></text:span></text:p>
        </text:list-item>
        <text:list-item>
          <text:p text:style-name="P27"><text:span text:style-name="T27_1">Se<text:s/>o<text:s/>Usuário<text:s/>desejar<text:s/>continuar<text:s/>com<text:s/>a<text:s/>manutenção,<text:s/>o<text:s/>caso<text:s/>de<text:s/>uso<text:s/>volta<text:s/>para<text:s/>o<text:s/>passo<text:s/>2;<text:s/>caso<text:s/>contrário,<text:s/>o<text:s/>caso<text:s/>de<text:s/>uso<text:s/>termina.<text:s/></text:span></text:p>
        </text:list-item>
      </text:list>
      <text:p text:style-name="P28"><text:span text:style-name="T28_1">Fluxo<text:s/>Alternativo<text:s/>(4):<text:s/>Inclusão</text:span><text:span text:style-name="T28_2"><text:s/></text:span></text:p>
      <text:list text:style-name="LS5" xml:id="list15">
        <text:list-item>
          <text:p text:style-name="P29"><text:span text:style-name="T29_1">O<text:s/>Usuário<text:s/>solicita<text:s/>a<text:s/>inclusão<text:s/>de<text:s/>uma<text:s/>nova<text:s/>Área<text:s/>de<text:s/>Afinidade;<text:s/></text:span></text:p>
        </text:list-item>
        <text:list-item>
          <text:p text:style-name="P30"><text:span text:style-name="T30_1">Sistema<text:s/>apresenta<text:s/>a<text:s/>tela<text:s/>de<text:s/>inclusão<text:s/>de<text:s/>Área<text:s/>de<text:s/>Afinidade;<text:s/></text:span></text:p>
        </text:list-item>
        <text:list-item>
          <text:p text:style-name="P31"><text:span text:style-name="T31_1">Professor<text:s/>informa<text:s/>o<text:s/>nome<text:s/>da<text:s/>Área<text:s/>de<text:s/>Afinidade<text:s/>e<text:s/>a<text:s/>submete;<text:s/></text:span></text:p>
        </text:list-item>
        <text:list-item>
          <text:p text:style-name="P32"><text:span text:style-name="T32_1">Sistema<text:s/>verifica<text:s/>se<text:s/>o<text:s/>nome<text:s/>da<text:s/>Área<text:s/>de<text:s/>Afinidade<text:s/>não<text:s/>existe.<text:s/>Se<text:s/>não<text:s/>existir,<text:s/>inclui<text:s/>a<text:s/>nova;<text:s/>caso<text:s/>contrário,<text:s/>informa<text:s/>que<text:s/>ela<text:s/>já<text:s/>existe<text:s/>para<text:s/>o<text:s/>Usuário<text:s/>e<text:s/>solicita<text:s/>novamente<text:s/>o<text:s/>nome,<text:s/>repetindo<text:s/>a<text:s/>verificação.<text:s/></text:span></text:p>
        </text:list-item>
      </text:list>
      <text:p text:style-name="P33"><text:span text:style-name="T33_1">Fluxo<text:s/>Alternativo<text:s/>(4):<text:s/>Alteração</text:span><text:span text:style-name="T33_2"><text:s/></text:span></text:p>
      <text:list text:style-name="LS6" xml:id="list19">
        <text:list-item>
          <text:p text:style-name="P34"><text:span text:style-name="T34_1">O<text:s/>Usuário<text:s/>solicita<text:s/>a<text:s/>alteração<text:s/>de<text:s/>uma<text:s/>Área<text:s/>de<text:s/>Afinidade;<text:s/></text:span></text:p>
        </text:list-item>
        <text:list-item>
          <text:p text:style-name="P35"><text:span text:style-name="T35_1">Sistema<text:s/>apresenta<text:s/>a<text:s/>tela<text:s/>de<text:s/>alteração<text:s/>da<text:s/>Área<text:s/>de<text:s/>Afinidade<text:s/>selecionada;<text:s/></text:span></text:p>
        </text:list-item>
        <text:list-item>
          <text:p text:style-name="P36"><text:span text:style-name="T36_1">Professor<text:s/>altera<text:s/>o<text:s/>nome<text:s/>Área<text:s/>de<text:s/>Afinidade<text:s/>conforme<text:s/>a<text:s/>necessidade<text:s/>e<text:s/>a<text:s/>submete;<text:s/></text:span></text:p>
        </text:list-item>
        <text:list-item>
          <text:p text:style-name="P37"><text:span text:style-name="T37_1">Sistema<text:s/>verifica<text:s/>se<text:s/>o<text:s/>nome<text:s/>da<text:s/>Área<text:s/>de<text:s/>Afinidade<text:s/>não<text:s/>existe.<text:s/>Se<text:s/>não<text:s/>existir,<text:s/>altera<text:s/>ela;<text:s/>caso<text:s/>contrário,<text:s/>informa<text:s/>que<text:s/>ela<text:s/>já<text:s/>existe<text:s/>para<text:s/>o<text:s/>Usuário<text:s/>e<text:s/>solicita<text:s/>novamente<text:s/>os<text:s/>dados,<text:s/>repetindo<text:s/>a<text:s/>verificação.<text:s/></text:span></text:p>
        </text:list-item>
      </text:list>
      <text:p text:style-name="P38"><text:span text:style-name="T38_1">Fluxo<text:s/>Alternativo<text:s/>(4):<text:s/>Exclusão</text:span><text:span text:style-name="T38_2"><text:s/></text:span></text:p>
      <text:list text:style-name="LS7" xml:id="list23">
        <text:list-item>
          <text:p text:style-name="P39"><text:span text:style-name="T39_1">O<text:s/>Usuário<text:s/>solicita<text:s/>a<text:s/>exclusão<text:s/>de<text:s/>uma<text:s/>Área<text:s/>de<text:s/>Afinidade<text:s/>da<text:s/>lista;<text:s/></text:span></text:p>
        </text:list-item>
        <text:list-item>
          <text:p text:style-name="P40"><text:span text:style-name="T40_1">Sistema<text:s/>solicita<text:s/>a<text:s/>confirmação<text:s/>de<text:s/>exclusão;<text:s/></text:span></text:p>
        </text:list-item>
        <text:list-item>
          <text:p text:style-name="P41"><text:span text:style-name="T41_1">Sistema<text:s/>verifica<text:s/>se<text:s/>o<text:s/>Usuário<text:s/>confirmou<text:s/>a<text:s/>exclusão.<text:s/>Se<text:s/>confirmou,<text:s/>exclui<text:s/>a<text:s/>Área<text:s/>de<text:s/>Afinidade<text:s/>e<text:s/>apresenta<text:s/>a<text:s/>listagem;<text:s/>caso<text:s/>contrário,<text:s/>o<text:s/>Sistema<text:s/>apresenta<text:s/>a<text:s/>listagem;<text:s/></text:span></text:p>
        </text:list-item>
      </text:list>
      <text:p text:style-name="P42"><text:span text:style-name="T42_1">Regras<text:s/>de<text:s/>Negócio: </text:span><text:span text:style-name="T42_2">RN08.<text:s/></text:span></text:p>
      <text:h text:style-name="P43" text:outline-level="2"><text:span text:style-name="T43_1">Manter<text:s/>Professores<text:s/>(CU04)</text:span><text:span text:style-name="T43_2"><text:s/></text:span></text:h>
      <text:p text:style-name="P44"><text:span text:style-name="T44_1">Sumário: </text:span><text:span text:style-name="T44_2">O<text:s/>Usuário<text:s/>usa<text:s/>o<text:s/>sistema<text:s/>para<text:s/>manter<text:s/>Profesores.<text:s/></text:span></text:p>
      <text:p text:style-name="P45"><text:span text:style-name="T45_1">Ator<text:s/>Primário:</text:span><text:span text:style-name="T45_2"> Usuário<text:s/></text:span></text:p>
      <text:p text:style-name="P46"><text:span text:style-name="T46_1">Precondições</text:span><text:span text:style-name="T46_2"><text:s/></text:span></text:p>
      <text:list text:style-name="LS8" xml:id="list26">
        <text:list-item>
          <text:p text:style-name="P47"><text:span text:style-name="T47_1">O<text:s/>Usuário<text:s/>estar<text:s/>logado<text:s/></text:span></text:p>
        </text:list-item>
        <text:list-item>
          <text:p text:style-name="P48"><text:span text:style-name="T48_1">O<text:s/>Usuário<text:s/>ser<text:s/>Professor<text:s/>Coordenador<text:s/>ou<text:s/>Administrador<text:s/></text:span></text:p>
        </text:list-item>
      </text:list>
      <text:p text:style-name="P49"><text:span text:style-name="T49_1">Fluxo<text:s/>Principal</text:span><text:span text:style-name="T49_2"><text:s/></text:span></text:p>
      <text:list text:style-name="LS9" xml:id="list28">
        <text:list-item>
          <text:p text:style-name="P50"><text:span text:style-name="T50_1">O<text:s/>Usuário<text:s/>solicita<text:s/>a<text:s/>ação<text:s/>gerenciar<text:s/>Professores<text:s/></text:span></text:p>
        </text:list-item>
        <text:list-item>
          <text:p text:style-name="P51"><text:span text:style-name="T51_1">O<text:s/>Sistema<text:s/>apresenta<text:s/>a<text:s/>lista<text:s/>de<text:s/>Professores<text:s/>cadastrados,<text:s/>a<text:s/>ação<text:s/>de<text:s/>Exclusão<text:s/>e<text:s/>Alteração<text:s/>ao<text:s/>lado<text:s/>de<text:s/>cada<text:s/>Aluno<text:s/>e<text:s/>a<text:s/>ação<text:s/>de<text:s/>Inclusão<text:s/>abaixo<text:s/>da<text:s/>lista;<text:s/></text:span></text:p>
        </text:list-item>
        <text:list-item>
          <text:p text:style-name="P52"><text:span text:style-name="T52_1">O<text:s/>Usuário<text:s/>indica<text:s/>a<text:s/>operação<text:s/>que<text:s/>deseja<text:s/>realizar<text:s/>ou<text:s/>opta<text:s/>por<text:s/>finalizar<text:s/>o<text:s/>caso<text:s/>de<text:s/>uso;<text:s/></text:span></text:p>
        </text:list-item>
        <text:list-item>
          <text:p text:style-name="P53"><text:span text:style-name="T53_1">O<text:s/>Usuário<text:s/>seleciona<text:s/>a<text:s/>operação<text:s/>desejada:<text:s/>Inclusão,<text:s/>Alteração,<text:s/>Exclusão;<text:s/></text:span></text:p>
        </text:list-item>
        <text:list-item>
          <text:p text:style-name="P54"><text:span text:style-name="T54_1">Se<text:s/>o<text:s/>Usuário<text:s/>desejar<text:s/>continuar<text:s/>com<text:s/>a<text:s/>manutenção,<text:s/>o<text:s/>caso<text:s/>de<text:s/>uso<text:s/>volta<text:s/>para<text:s/>o<text:s/>passo<text:s/>2;<text:s/>caso<text:s/>contrário,<text:s/>o<text:s/>caso<text:s/>de<text:s/>uso<text:s/>termina.<text:s/></text:span></text:p>
        </text:list-item>
      </text:list>
      <text:p text:style-name="P55"><text:span text:style-name="T55_1">Fluxo<text:s/>Alternativo<text:s/>(4):<text:s/>Inclusão</text:span><text:span text:style-name="T55_2"><text:s/></text:span></text:p>
      <text:list text:style-name="LS10" xml:id="list33">
        <text:list-item>
          <text:p text:style-name="P56"><text:span text:style-name="T56_1">O<text:s/>Usuário<text:s/>solicita<text:s/>a<text:s/>inclusão<text:s/>de<text:s/>um<text:s/>novo<text:s/>Professor;<text:s/></text:span></text:p>
        </text:list-item>
        <text:list-item>
          <text:p text:style-name="P57"><text:span text:style-name="T57_1">O<text:s/>Sistema<text:s/>apresenta<text:s/>a<text:s/>tela<text:s/>de<text:s/>inclusão<text:s/>de<text:s/>Professor,<text:s/>solicitando<text:s/>nome,<text:s/>e-mail,<text:s/>número<text:s/>de<text:s/>matricula,<text:s/>endereço,<text:s/>telefone<text:s/>residencial<text:s/>e<text:s/>telefone<text:s/>celular;<text:s/></text:span></text:p>
        </text:list-item>
        <text:list-item>
          <text:p text:style-name="P58"><text:span text:style-name="T58_1">O<text:s/>Usuário<text:s/>informa<text:s/>os<text:s/>dados<text:s/>solicitados<text:s/>e<text:s/>os<text:s/>submete;<text:s/></text:span></text:p>
        </text:list-item>
        <text:list-item>
          <text:p text:style-name="P59"><text:span text:style-name="T59_1">Sistema<text:s/>verifica<text:s/>a<text:s/>validade<text:s/>dos<text:s/>dados.<text:s/>Se<text:s/>os<text:s/>dados<text:s/>forem<text:s/>válidos,<text:s/>gera<text:s/>uma<text:s/>senha<text:s/>aleatória,<text:s/>envia<text:s/>os<text:s/>dados<text:s/>para<text:s/>o<text:s/>e-mail<text:s/>do<text:s/>Professor,<text:s/>registra<text:s/>os<text:s/>dados,<text:s/>apresenta<text:s/>a<text:s/>tela<text:s/>  de<text:s/>listagem<text:s/>com<text:s/>uma<text:s/>mensagem<text:s/>de<text:s/>sucesso;<text:s/>caso<text:s/> contrário<text:s/>o<text:s/>Sistema<text:s/>reporta<text:s/>o<text:s/>fato, <text:s/>solicita<text:s/>novamente<text:s/>os<text:s/>dados<text:s/>e<text:s/>repete<text:s/>a<text:s/>verificação.<text:s/></text:span></text:p>
        </text:list-item>
      </text:list>
      <text:p text:style-name="P60"><text:span text:style-name="T60_1">Fluxo<text:s/>Alternativo<text:s/>(4):<text:s/>Alteração</text:span><text:span text:style-name="T60_2"><text:s/></text:span></text:p>
      <text:list text:style-name="LS11" xml:id="list37">
        <text:list-item>
          <text:p text:style-name="P61"><text:span text:style-name="T61_1">O<text:s/>Usuário<text:s/>solicita<text:s/>a<text:s/>alteração<text:s/>de<text:s/>um<text:s/>Professor;<text:s/></text:span></text:p>
        </text:list-item>
        <text:list-item>
          <text:p text:style-name="P62"><text:span text:style-name="T62_1">O<text:s/>Sistema<text:s/>apresenta<text:s/>a<text:s/>tela<text:s/>de<text:s/>alteração<text:s/>do<text:s/>Aluno,<text:s/>com<text:s/>os<text:s/>dados<text:s/>nome,<text:s/>e-mail,<text:s/>endereço,<text:s/>telefone<text:s/>residencial<text:s/>e<text:s/>telefone<text:s/>celular<text:s/>preenchidos;<text:s/></text:span></text:p>
        </text:list-item>
        <text:list-item>
          <text:p text:style-name="P63"><text:span text:style-name="T63_1">O<text:s/>Usuário<text:s/>informa<text:s/>os<text:s/>dados<text:s/>solicitados<text:s/>e<text:s/>os<text:s/>submete;<text:s/></text:span></text:p>
        </text:list-item>
        <text:list-item>
          <text:p text:style-name="P64"><text:span text:style-name="T64_1">O<text:s/>Sistema<text:s/>verifica<text:s/>a<text:s/>validade<text:s/>dos<text:s/>dados.<text:s/>Se<text:s/>os<text:s/>dados<text:s/>forem<text:s/>válidos,<text:s/>registra<text:s/>os<text:s/>dados,<text:s/>apresenta<text:s/>a<text:s/>tela<text:s/>de<text:s/>listagem<text:s/>com<text:s/>uma<text:s/>mensagem<text:s/>de<text:s/>sucesso;<text:s/>caso<text:s/> contrário<text:s/>o<text:s/>Sistema<text:s/>reporta<text:s/>o<text:s/>fato,<text:s/>solicita<text:s/>novamente<text:s/>os<text:s/>dados<text:s/>e<text:s/>repete<text:s/>a<text:s/>verificação.<text:s/></text:span></text:p>
        </text:list-item>
      </text:list>
      <text:p text:style-name="P65"><text:span text:style-name="T65_1">Fluxo<text:s/>Alternativo<text:s/>(4):<text:s/>Exclusão</text:span><text:span text:style-name="T65_2"><text:s/></text:span></text:p>
      <text:list text:style-name="LS12" xml:id="list41">
        <text:list-item>
          <text:p text:style-name="P66"><text:span text:style-name="T66_1">O<text:s/>Usuário<text:s/>solicita<text:s/>a<text:s/>exclusão<text:s/>de<text:s/>um<text:s/>Professor<text:s/>da<text:s/>lista<text:s/></text:span></text:p>
        </text:list-item>
        <text:list-item>
          <text:p text:style-name="P67"><text:span text:style-name="T67_1">O<text:s/>Sistema<text:s/>solicita<text:s/>a<text:s/>confirmação<text:s/>de<text:s/>exclusão;<text:s/></text:span></text:p>
        </text:list-item>
        <text:list-item>
          <text:p text:style-name="P68"><text:span text:style-name="T68_1">O<text:s/>Sistema<text:s/>verifica<text:s/>se<text:s/>o<text:s/>Usuário<text:s/>confirmou<text:s/>a<text:s/>exclusão.<text:s/>Se<text:s/>confirmou,<text:s/>exclui<text:s/>o<text:s/>Professor<text:s/>e<text:s/>apresenta<text:s/>a<text:s/>listagem;<text:s/>caso<text:s/>contrário,<text:s/>o<text:s/>Sistema<text:s/>apresenta<text:s/>a<text:s/>listagem;<text:s/></text:span></text:p>
        </text:list-item>
      </text:list>
      <text:p text:style-name="P69"><text:span text:style-name="T69_1">Regras<text:s/>de<text:s/>Negócio: </text:span><text:span text:style-name="T69_2">RN02,<text:s/>RN03,<text:s/>RN04,<text:s/>RN05.<text:s/></text:span></text:p>
      <text:h text:style-name="P70" text:outline-level="2"><text:span text:style-name="T70_1">Manter<text:s/>Alunos<text:s/>(CU04)</text:span><text:span text:style-name="T70_2"><text:s/></text:span></text:h>
      <text:p text:style-name="P71"><text:span text:style-name="T71_1">Sumário: </text:span><text:span text:style-name="T71_2">O<text:s/>Usuário<text:s/>usa<text:s/>o<text:s/>sistema<text:s/>para<text:s/>manter<text:s/>Alunos.<text:s/></text:span></text:p>
      <text:p text:style-name="P72"><text:span text:style-name="T72_1">Ator<text:s/>Primário:</text:span><text:span text:style-name="T72_2"> Usuário<text:s/></text:span></text:p>
      <text:p text:style-name="P73"><text:span text:style-name="T73_1">Precondições</text:span><text:span text:style-name="T73_2"><text:s/></text:span></text:p>
      <text:list text:style-name="LS13" xml:id="list44">
        <text:list-item>
          <text:p text:style-name="P74"><text:span text:style-name="T74_1">O<text:s/>Usuário<text:s/>estar<text:s/>logado<text:s/></text:span></text:p>
        </text:list-item>
        <text:list-item>
          <text:p text:style-name="P75"><text:span text:style-name="T75_1">O<text:s/>Usuário<text:s/>ser<text:s/>Professor<text:s/>Coordenador<text:s/>ou<text:s/>Administrador<text:s/></text:span></text:p>
        </text:list-item>
      </text:list>
      <text:p text:style-name="P76"><text:span text:style-name="T76_1">Fluxo<text:s/>Principal</text:span><text:span text:style-name="T76_2"><text:s/></text:span></text:p>
      <text:list text:style-name="LS14" xml:id="list46">
        <text:list-item>
          <text:p text:style-name="P77"><text:span text:style-name="T77_1">O<text:s/>Usuário<text:s/>solicita<text:s/>a<text:s/>ação<text:s/>gerenciar<text:s/>Alunos<text:s/></text:span></text:p>
        </text:list-item>
        <text:list-item>
          <text:p text:style-name="P78"><text:span text:style-name="T78_1">O<text:s/>Sistema<text:s/>apresenta<text:s/>a<text:s/>lista<text:s/>de<text:s/>Alunos<text:s/>cadastrados,<text:s/>a<text:s/>ação<text:s/>de<text:s/>Exclusão<text:s/>e<text:s/>Alteração<text:s/>ao<text:s/>lado<text:s/>de<text:s/>cada<text:s/>Aluno<text:s/>e<text:s/>a<text:s/>ação<text:s/>de<text:s/>Inclusão<text:s/>abaixo<text:s/>da<text:s/>lista;<text:s/></text:span></text:p>
        </text:list-item>
        <text:list-item>
          <text:p text:style-name="P79"><text:span text:style-name="T79_1">O<text:s/>Usuário<text:s/>indica<text:s/>a<text:s/>operação<text:s/>que<text:s/>deseja<text:s/>realizar<text:s/>ou<text:s/>opta<text:s/>por<text:s/>finalizar<text:s/>o<text:s/>caso<text:s/>de<text:s/>uso;<text:s/></text:span></text:p>
        </text:list-item>
        <text:list-item>
          <text:p text:style-name="P80"><text:span text:style-name="T80_1">O<text:s/>Usuário<text:s/>seleciona<text:s/>a<text:s/>operação<text:s/>desejada:<text:s/>Inclusão,<text:s/>Alteração,<text:s/>Exclusão;<text:s/></text:span></text:p>
        </text:list-item>
        <text:list-item>
          <text:p text:style-name="P81"><text:span text:style-name="T81_1">Se<text:s/>o<text:s/>Usuário<text:s/>desejar<text:s/>continuar<text:s/>com<text:s/>a<text:s/>manutenção,<text:s/>o<text:s/>caso<text:s/>de<text:s/>uso<text:s/>volta<text:s/>para<text:s/>o<text:s/>passo<text:s/>2;<text:s/>caso<text:s/>contrário,<text:s/>o<text:s/>caso<text:s/>de<text:s/>uso<text:s/>termina.<text:s/></text:span></text:p>
        </text:list-item>
      </text:list>
      <text:p text:style-name="P82"><text:span text:style-name="T82_1">Fluxo<text:s/>Alternativo<text:s/>(4):<text:s/>Inclusão</text:span><text:span text:style-name="T82_2"><text:s/></text:span></text:p>
      <text:list text:style-name="LS15" xml:id="list51">
        <text:list-item>
          <text:p text:style-name="P83"><text:span text:style-name="T83_1">O<text:s/>Usuário<text:s/>solicita<text:s/>a<text:s/>inclusão<text:s/>de<text:s/>um<text:s/>novo<text:s/>Aluno;<text:s/></text:span></text:p>
        </text:list-item>
        <text:list-item>
          <text:p text:style-name="P84"><text:span text:style-name="T84_1">O<text:s/>Sistema<text:s/>apresenta<text:s/>a<text:s/>tela<text:s/>de<text:s/>inclusão<text:s/>de<text:s/>Aluno,<text:s/>solicitando<text:s/>nome,<text:s/>e-mail,<text:s/>número<text:s/>de<text:s/>matricula,<text:s/>endereço,<text:s/>telefone<text:s/>residencial<text:s/>e<text:s/>telefone<text:s/>celular;<text:s/></text:span></text:p>
        </text:list-item>
        <text:list-item>
          <text:p text:style-name="P85"><text:span text:style-name="T85_1">O<text:s/>Usuário<text:s/>informa<text:s/>os<text:s/>dados<text:s/>solicitados<text:s/>e<text:s/>os<text:s/>submete;<text:s/></text:span></text:p>
        </text:list-item>
        <text:list-item>
          <text:p text:style-name="P86"><text:span text:style-name="T86_1">O<text:s/>Sistema<text:s/>verifica<text:s/>a<text:s/>validade<text:s/>dos<text:s/>dados.<text:s/>Se<text:s/>os<text:s/>dados<text:s/>forem<text:s/>válidos,<text:s/>gera<text:s/>uma<text:s/>senha<text:s/>aleatória,<text:s/>envia<text:s/>os<text:s/>dados<text:s/>para<text:s/>o<text:s/>e-mail<text:s/>do<text:s/>aluno,<text:s/>registra<text:s/>os<text:s/>dados,<text:s/>apresenta<text:s/>a<text:s/>tela<text:s/>de<text:s/>listagem<text:s/>com<text:s/>uma<text:s/>mensagem<text:s/>de<text:s/>sucesso;<text:s/>caso<text:s/> contrário<text:s/>o<text:s/>Sistema<text:s/>reporta<text:s/>o<text:s/>fato,<text:s/>solicita<text:s/>novamente<text:s/>os<text:s/>dados<text:s/>e<text:s/>repete<text:s/>a<text:s/>verificação.<text:s/></text:span></text:p>
        </text:list-item>
      </text:list>
      <text:p text:style-name="P87"><text:span text:style-name="T87_1">Fluxo<text:s/>Alternativo<text:s/>(4):<text:s/>Alteração</text:span><text:span text:style-name="T87_2"><text:s/></text:span></text:p>
      <text:list text:style-name="LS16" xml:id="list55">
        <text:list-item>
          <text:p text:style-name="P88"><text:span text:style-name="T88_1">O<text:s/>Usuário<text:s/>solicita<text:s/>a<text:s/>alteração<text:s/>de<text:s/>um<text:s/>Aluno;<text:s/></text:span></text:p>
        </text:list-item>
        <text:list-item>
          <text:p text:style-name="P89"><text:span text:style-name="T89_1">O<text:s/>Sistema<text:s/>apresenta<text:s/>a<text:s/>tela<text:s/>de<text:s/>alteração<text:s/>do<text:s/>Aluno,<text:s/>com<text:s/>os<text:s/>dados<text:s/>nome,<text:s/>e-mail,<text:s/>endereço,<text:s/>telefone<text:s/>residencial<text:s/>e<text:s/>telefone<text:s/>celular<text:s/>preenchidos;<text:s/></text:span></text:p>
        </text:list-item>
        <text:list-item>
          <text:p text:style-name="P90"><text:span text:style-name="T90_1">O<text:s/>Usuário<text:s/>informa<text:s/>os<text:s/>dados<text:s/>solicitados<text:s/>e<text:s/>os<text:s/>submete;<text:s/></text:span></text:p>
        </text:list-item>
        <text:list-item>
          <text:p text:style-name="P91"><text:span text:style-name="T91_1">O<text:s/>Sistema<text:s/>verifica<text:s/>a<text:s/>validade<text:s/>dos<text:s/>dados.<text:s/>Se<text:s/>os<text:s/>dados<text:s/>forem<text:s/>válidos<text:s/>registra<text:s/>os<text:s/>dados,<text:s/>apresenta<text:s/>a<text:s/>tela<text:s/>de<text:s/>listagem<text:s/>com<text:s/>uma<text:s/>mensagem<text:s/>de<text:s/>sucesso;<text:s/>caso<text:s/> contrário<text:s/>o<text:s/>Sistema<text:s/>reporta<text:s/>o<text:s/>fato,<text:s/>solicita<text:s/>novamente<text:s/>os<text:s/>dados<text:s/>e<text:s/>repete<text:s/>a<text:s/>verificação.<text:s/></text:span></text:p>
        </text:list-item>
      </text:list>
      <text:p text:style-name="P92"><text:span text:style-name="T92_1">Fluxo<text:s/>Alternativo<text:s/>(4):<text:s/>Exclusão</text:span><text:span text:style-name="T92_2"><text:s/></text:span></text:p>
      <text:list text:style-name="LS17" xml:id="list59">
        <text:list-item>
          <text:p text:style-name="P93"><text:span text:style-name="T93_1">O<text:s/>Usuário<text:s/>solicita<text:s/>a<text:s/>exclusão<text:s/>de<text:s/>um<text:s/>Aluno<text:s/>da<text:s/>lista<text:s/></text:span></text:p>
        </text:list-item>
        <text:list-item>
          <text:p text:style-name="P94"><text:span text:style-name="T94_1">O<text:s/>Sistema<text:s/>solicita<text:s/>a<text:s/>confirmação<text:s/>de<text:s/>exclusão;<text:s/></text:span></text:p>
        </text:list-item>
        <text:list-item>
          <text:p text:style-name="P95"><text:span text:style-name="T95_1">O<text:s/>Sistema<text:s/>verifica<text:s/>se<text:s/>o<text:s/>Usuário<text:s/>confirmou<text:s/>a<text:s/>exclusão.<text:s/>Se<text:s/>confirmou,<text:s/>exclui<text:s/>o<text:s/>Aluno<text:s/>e<text:s/>apresenta<text:s/>a<text:s/>listagem;<text:s/>caso<text:s/>contrário,<text:s/>o<text:s/>Sistema<text:s/>apresenta<text:s/>a<text:s/>listagem;<text:s/></text:span></text:p>
        </text:list-item>
      </text:list>
      <text:p text:style-name="P96"><text:span text:style-name="T96_1">Regras<text:s/>de<text:s/>Negócio: </text:span><text:span text:style-name="T96_2">RN02,<text:s/>RN03,<text:s/>RN06.<text:s/></text:span></text:p>
      <text:h text:style-name="P97" text:outline-level="2"><text:span text:style-name="T97_1">Vincular<text:s/>Áreas<text:s/>de<text:s/>Afinidade<text:s/>(CU05)</text:span><text:span text:style-name="T97_2"><text:s/></text:span></text:h>
      <text:p text:style-name="P98"><text:span text:style-name="T98_1">Sumário: </text:span><text:span text:style-name="T98_2">O<text:s/>Professor<text:s/>usa<text:s/>o<text:s/>sistema<text:s/>para<text:s/>vincular<text:s/>a<text:s/>Áreas<text:s/>de<text:s/>Afinidade<text:s/></text:span></text:p>
      <text:p text:style-name="P99"><text:span text:style-name="T99_1">Ator<text:s/>Primário:</text:span><text:span text:style-name="T99_2"> Professor<text:s/></text:span></text:p>
      <text:p text:style-name="P100"><text:span text:style-name="T100_1">Precondições</text:span><text:span text:style-name="T100_2"><text:s/></text:span></text:p>
      <text:list text:style-name="LS18" xml:id="list62">
        <text:list-item>
          <text:p text:style-name="P101"><text:span text:style-name="T101_1">O<text:s/>Professor<text:s/>estar<text:s/>logado<text:s/></text:span></text:p>
        </text:list-item>
      </text:list>
      <text:p text:style-name="P102"><text:span text:style-name="T102_1">Fluxo<text:s/>Principal</text:span><text:span text:style-name="T102_2"><text:s/></text:span></text:p>
      <text:list text:style-name="LS19" xml:id="list63">
        <text:list-item>
          <text:p text:style-name="P103"><text:span text:style-name="T103_1">O<text:s/>Professor<text:s/>solicita<text:s/>a<text:s/>ação<text:s/>vincular<text:s/>Áreas<text:s/>de<text:s/>Afinidade<text:s/></text:span></text:p>
        </text:list-item>
        <text:list-item>
          <text:p text:style-name="P104"><text:span text:style-name="T104_1">O<text:s/>Sistema<text:s/>apresenta<text:s/>a<text:s/>lista<text:s/>de<text:s/>Áreas<text:s/>de<text:s/>Afinidade<text:s/>que<text:s/>o<text:s/>Professor<text:s/>já<text:s/>está<text:s/>vinculado,<text:s/>a<text:s/>ação<text:s/>de<text:s/>Exclusão<text:s/>ao<text:s/>lado<text:s/>de<text:s/>cada<text:s/>Área<text:s/>de<text:s/>Afinidade<text:s/>já<text:s/>cadastrada<text:s/>e<text:s/>a<text:s/>ação<text:s/>de<text:s/>Inclusão<text:s/>abaixo<text:s/>da<text:s/>lista;<text:s/></text:span></text:p>
        </text:list-item>
        <text:list-item>
          <text:p text:style-name="P105"><text:span text:style-name="T105_1">O<text:s/>Professor<text:s/>indica<text:s/>a<text:s/>operação<text:s/>que<text:s/>deseja<text:s/>realizar<text:s/>ou<text:s/>opta<text:s/>por<text:s/>finalizar<text:s/>o<text:s/>caso<text:s/>de<text:s/>uso;<text:s/></text:span></text:p>
        </text:list-item>
        <text:list-item>
          <text:p text:style-name="P106"><text:span text:style-name="T106_1">O<text:s/>Professor<text:s/>seleciona<text:s/>a<text:s/>operação<text:s/>desejada:<text:s/>Exclusão<text:s/>ou<text:s/>Vincular<text:s/>nova;<text:s/></text:span></text:p>
        </text:list-item>
        <text:list-item>
          <text:p text:style-name="P107"><text:span text:style-name="T107_1">Se<text:s/>o<text:s/>Professor<text:s/>desejar<text:s/>continuar<text:s/>o<text:s/>manutenção,<text:s/>o<text:s/>caso<text:s/>de<text:s/>uso<text:s/>volta<text:s/>para<text:s/>o<text:s/>passo<text:s/>2;<text:s/>caso<text:s/>contrário,<text:s/>o<text:s/>caso<text:s/>de<text:s/>uso<text:s/>termina.<text:s/></text:span></text:p>
        </text:list-item>
      </text:list>
      <text:p text:style-name="P108"><text:span text:style-name="T108_1">Fluxo<text:s/>Alternativo<text:s/>(4):<text:s/>Inclusão</text:span><text:span text:style-name="T108_2"><text:s/></text:span></text:p>
      <text:list text:style-name="LS20" xml:id="list68">
        <text:list-item>
          <text:p text:style-name="P109"><text:span text:style-name="T109_1">O<text:s/>Professor<text:s/>solicita<text:s/>a<text:s/>inclusão<text:s/>de<text:s/>uma<text:s/>nova<text:s/>Área<text:s/>de<text:s/>Afinidade;<text:s/></text:span></text:p>
        </text:list-item>
        <text:list-item>
          <text:p text:style-name="P110"><text:span text:style-name="T110_1">O<text:s/>Sistema<text:s/>apresenta<text:s/>a<text:s/>lista<text:s/>de<text:s/>Áreas<text:s/>de<text:s/>Afinidade<text:s/>disponíveis<text:s/>para<text:s/>o<text:s/>Professor<text:s/></text:span></text:p>
        </text:list-item>
        <text:list-item>
          <text:p text:style-name="P111"><text:span text:style-name="T111_1">O<text:s/>Professor<text:s/>seleciona<text:s/>as<text:s/>Áreas<text:s/>de<text:s/>Afinidade<text:s/>desejadas<text:s/>e<text:s/>as<text:s/>submete;<text:s/></text:span></text:p>
        </text:list-item>
        <text:list-item>
          <text:p text:style-name="P112"><text:span text:style-name="T112_1">O<text:s/>Sistema<text:s/>registra<text:s/>os<text:s/>dados.<text:s/></text:span></text:p>
        </text:list-item>
      </text:list>
      <text:p text:style-name="P113"><text:span text:style-name="T113_1">Fluxo<text:s/>Alternativo<text:s/>(2):<text:s/>Exclusão</text:span><text:span text:style-name="T113_2"><text:s/></text:span></text:p>
      <text:list text:style-name="LS21" xml:id="list72">
        <text:list-item>
          <text:p text:style-name="P114"><text:span text:style-name="T114_1">O<text:s/>Professor<text:s/>solicita<text:s/>a<text:s/>exclusão<text:s/>de<text:s/>uma<text:s/>Área<text:s/>de<text:s/>Afinidade<text:s/>da<text:s/>lista;<text:s/></text:span></text:p>
        </text:list-item>
        <text:list-item>
          <text:p text:style-name="P115"><text:span text:style-name="T115_1">O<text:s/>Sistema<text:s/>solicita<text:s/>a<text:s/>confirmação<text:s/>de<text:s/>exclusão;<text:s/></text:span></text:p>
        </text:list-item>
        <text:list-item>
          <text:p text:style-name="P116"><text:span text:style-name="T116_1">O<text:s/>Sistema<text:s/>verifica<text:s/>se<text:s/>o<text:s/>Professor<text:s/>confirmou<text:s/>a<text:s/>exclusão.<text:s/>Se<text:s/>confirmou,<text:s/>exclui<text:s/>a<text:s/>Área<text:s/>de <text:s/></text:span></text:p>
        </text:list-item>
      </text:list>
      <text:p text:style-name="P117"><text:span text:style-name="T117_1">  <text:s/>   <text:s/> Afinidade<text:s/>e<text:s/>apresenta<text:s/>a<text:s/>listagem;<text:s/>caso<text:s/>contrário,<text:s/>o<text:s/>Sistema<text:s/>apresenta<text:s/>a<text:s/>listagem;<text:s/></text:span></text:p>
      <text:p text:style-name="P118"><text:span text:style-name="T118_1">Regras<text:s/>de<text:s/>Negócio: </text:span><text:span text:style-name="T118_2">RN08.<text:s/></text:span></text:p>
      <text:h text:style-name="P119" text:outline-level="2"><text:span text:style-name="T119_1">Manter<text:s/>Áreas<text:s/>de<text:s/>Interesse<text:s/>(CU06)</text:span><text:span text:style-name="T119_2"><text:s/></text:span></text:h>
      <text:p text:style-name="P120"><text:span text:style-name="T120_1">Sumário:<text:s/></text:span><text:span text:style-name="T120_2">O<text:s/>Professor<text:s/>usa<text:s/>o<text:s/>sistema<text:s/>para<text:s/>gerenciar<text:s/>Áreas<text:s/>de<text:s/>Interesse.<text:s/></text:span></text:p>
      <text:p text:style-name="P121"><text:span text:style-name="T121_1">Ator<text:s/>Primário:</text:span><text:span text:style-name="T121_2"> Professor<text:s/></text:span></text:p>
      <text:p text:style-name="P122"><text:span text:style-name="T122_1">Precondições</text:span><text:span text:style-name="T122_2"><text:s/></text:span></text:p>
      <text:list text:style-name="LS22" xml:id="list75">
        <text:list-item>
          <text:p text:style-name="P123"><text:span text:style-name="T123_1">O<text:s/>Professor<text:s/>estar<text:s/>logado<text:s/></text:span></text:p>
        </text:list-item>
      </text:list>
      <text:p text:style-name="P124"><text:span text:style-name="T124_1">Fluxo<text:s/>Principal</text:span><text:span text:style-name="T124_2"><text:s/></text:span></text:p>
      <text:list text:style-name="LS23" xml:id="list76">
        <text:list-item>
          <text:p text:style-name="P125"><text:span text:style-name="T125_1">O<text:s/>Professor<text:s/>solicita<text:s/>a<text:s/>ação<text:s/>gerenciar<text:s/>Áreas<text:s/>de<text:s/>Interesse<text:s/></text:span></text:p>
        </text:list-item>
        <text:list-item>
          <text:p text:style-name="P126"><text:span text:style-name="T126_1">O<text:s/>Sistema<text:s/>apresenta<text:s/>a<text:s/>lista<text:s/>de<text:s/>Áreas<text:s/>de<text:s/>Interesse<text:s/>que<text:s/>o<text:s/>Professor<text:s/>já<text:s/>incluiu,<text:s/>as<text:s/>ações<text:s/>de<text:s/>Alteração<text:s/>e<text:s/>Exclusão<text:s/>ao<text:s/>lado<text:s/>de<text:s/>cada<text:s/>Área<text:s/>de<text:s/>Interesse<text:s/>já<text:s/>cadastrada<text:s/>e<text:s/>a<text:s/>ação<text:s/>de<text:s/>Inclusão<text:s/>abaixo<text:s/>da<text:s/>lista;<text:s/></text:span></text:p>
        </text:list-item>
        <text:list-item>
          <text:p text:style-name="P127"><text:span text:style-name="T127_1">O<text:s/>Professor<text:s/>indica<text:s/>a<text:s/>operação<text:s/>que<text:s/>deseja<text:s/>realizar<text:s/>ou<text:s/>opta<text:s/>por<text:s/>finalizar<text:s/>o<text:s/>caso<text:s/>de<text:s/>uso;<text:s/></text:span></text:p>
        </text:list-item>
        <text:list-item>
          <text:p text:style-name="P128"><text:span text:style-name="T128_1">O<text:s/>Professor<text:s/>seleciona<text:s/>a<text:s/>operação<text:s/>desejada:<text:s/>Inclusão,<text:s/>Alteração,<text:s/>Exclusão;<text:s/></text:span></text:p>
        </text:list-item>
        <text:list-item>
          <text:p text:style-name="P129"><text:span text:style-name="T129_1">Se<text:s/>o<text:s/>Professor<text:s/>desejar<text:s/>continuar<text:s/>com<text:s/>a<text:s/>manutenção,<text:s/>o<text:s/>caso<text:s/>de<text:s/>uso<text:s/>volta<text:s/>para<text:s/>o<text:s/>passo<text:s/>2;<text:s/>caso<text:s/>contrário,<text:s/>o<text:s/>caso<text:s/>de<text:s/>uso<text:s/>termina.<text:s/></text:span></text:p>
        </text:list-item>
      </text:list>
      <text:p text:style-name="P130"><text:span text:style-name="T130_1">Fluxo<text:s/>Alternativo<text:s/>(4):<text:s/>Inclusão</text:span><text:span text:style-name="T130_2"><text:s/></text:span></text:p>
      <text:list text:style-name="LS24" xml:id="list81">
        <text:list-item>
          <text:p text:style-name="P131"><text:span text:style-name="T131_1">O<text:s/>Professor<text:s/>solicita<text:s/>a<text:s/>inclusão<text:s/>de<text:s/>uma<text:s/>nova<text:s/>Área<text:s/>de<text:s/>Interesse;<text:s/></text:span></text:p>
        </text:list-item>
        <text:list-item>
          <text:p text:style-name="P132"><text:span text:style-name="T132_1">O<text:s/>Sistema<text:s/>apresenta<text:s/>a<text:s/>tela<text:s/>de<text:s/>inclusão<text:s/>de<text:s/>Área<text:s/>de<text:s/>Interesse;<text:s/></text:span></text:p>
        </text:list-item>
        <text:list-item>
          <text:p text:style-name="P133"><text:span text:style-name="T133_1">O<text:s/>Professor<text:s/>informa<text:s/>o<text:s/>nome<text:s/>da<text:s/>Área<text:s/>de<text:s/>Interesse<text:s/>e<text:s/>a<text:s/>submete;<text:s/></text:span></text:p>
        </text:list-item>
        <text:list-item>
          <text:p text:style-name="P134"><text:span text:style-name="T134_1">O<text:s/>Sistema<text:s/>verifica<text:s/>se<text:s/>o<text:s/>nome<text:s/>da<text:s/>Área<text:s/>de<text:s/>Interesse<text:s/>não<text:s/>existe.<text:s/>Se<text:s/>não<text:s/>existir,<text:s/>inclui<text:s/>a<text:s/>nova;<text:s/>caso<text:s/>contrário,<text:s/>informa<text:s/>que<text:s/>ela<text:s/>já<text:s/>existe<text:s/>para<text:s/>o<text:s/>Professor<text:s/>e<text:s/>solicita<text:s/>novamente<text:s/>os<text:s/>dados,<text:s/>repetindo<text:s/>a<text:s/>verificação.<text:s/></text:span></text:p>
        </text:list-item>
      </text:list>
      <text:p text:style-name="P135"><text:span text:style-name="T135_1">Fluxo<text:s/>Alternativo<text:s/>(4):<text:s/>Alteração</text:span><text:span text:style-name="T135_2"><text:s/></text:span></text:p>
      <text:list text:style-name="LS25" xml:id="list85">
        <text:list-item>
          <text:p text:style-name="P136"><text:span text:style-name="T136_1">O<text:s/>Professor<text:s/>solicita<text:s/>a<text:s/>alteração<text:s/>de<text:s/>uma<text:s/>Área<text:s/>de<text:s/>Interesse;<text:s/></text:span></text:p>
        </text:list-item>
        <text:list-item>
          <text:p text:style-name="P137"><text:span text:style-name="T137_1">O<text:s/>Sistema<text:s/>apresenta<text:s/>a<text:s/>tela<text:s/>de<text:s/>alteração<text:s/>da<text:s/>Área<text:s/>de<text:s/>Interesse<text:s/>selecionada;<text:s/></text:span></text:p>
        </text:list-item>
        <text:list-item>
          <text:p text:style-name="P138"><text:span text:style-name="T138_1">O<text:s/>Professor<text:s/>altera<text:s/>o<text:s/>nome<text:s/>da<text:s/>Área<text:s/>de<text:s/>Interesse<text:s/>conforme<text:s/>a<text:s/>necessidade<text:s/>e<text:s/>a<text:s/>submete;<text:s/></text:span></text:p>
        </text:list-item>
        <text:list-item>
          <text:p text:style-name="P139"><text:span text:style-name="T139_1">O<text:s/>Sistema<text:s/>verifica<text:s/>se<text:s/>a<text:s/>Área<text:s/>de<text:s/>Interesse<text:s/>não<text:s/>existe.<text:s/>Se<text:s/>não<text:s/>existir,<text:s/>altera<text:s/>ela;<text:s/>caso<text:s/>contrário,<text:s/>informa<text:s/>que<text:s/>ela<text:s/>já<text:s/>existe<text:s/>para<text:s/>o<text:s/>Professor<text:s/>e<text:s/>solicita<text:s/>novamente<text:s/>os<text:s/>dados,<text:s/>repetindo<text:s/>a<text:s/>verificação.<text:s/></text:span></text:p>
        </text:list-item>
      </text:list>
      <text:p text:style-name="P140"><text:span text:style-name="T140_1">Fluxo<text:s/>Alternativo<text:s/>(2):<text:s/>Exclusão</text:span><text:span text:style-name="T140_2"><text:s/></text:span></text:p>
      <text:list text:style-name="LS26" xml:id="list89">
        <text:list-item>
          <text:p text:style-name="P141"><text:span text:style-name="T141_1">O<text:s/>Professor<text:s/>solicita<text:s/>a<text:s/>exclusão<text:s/>de<text:s/>uma<text:s/>Área<text:s/>de<text:s/>Interesse<text:s/>da<text:s/>lista;<text:s/></text:span></text:p>
        </text:list-item>
        <text:list-item>
          <text:p text:style-name="P142"><text:span text:style-name="T142_1">O<text:s/>Sistema<text:s/>solicita<text:s/>a<text:s/>confirmação<text:s/>de<text:s/>exclusão;<text:s/></text:span></text:p>
        </text:list-item>
        <text:list-item>
          <text:p text:style-name="P143"><text:span text:style-name="T143_1">O<text:s/>Sistema<text:s/>verifica<text:s/>se<text:s/>o<text:s/>Professor<text:s/>confirmou<text:s/>a<text:s/>exclusão.<text:s/>Se<text:s/>confirmou,<text:s/>exclui<text:s/>a<text:s/>Área<text:s/>de<text:s/>Interesse<text:s/>e<text:s/>apresenta<text:s/>a<text:s/>listagem;<text:s/>caso<text:s/>contrário,<text:s/>o<text:s/>Sistema<text:s/>apresenta<text:s/>a<text:s/>listagem;<text:s/></text:span></text:p>
        </text:list-item>
      </text:list>
      <text:p text:style-name="P144"><text:span text:style-name="T144_1">Regras<text:s/>de<text:s/>Negócio:<text:s/></text:span><text:span text:style-name="T144_2">RN09.<text:s/></text:span></text:p>
      <text:h text:style-name="P145" text:outline-level="2"><text:span text:style-name="T145_1">Alterar<text:s/>Dados<text:s/>Pessoais<text:s/>(CU07)</text:span><text:span text:style-name="T145_2"><text:s/></text:span></text:h>
      <text:p text:style-name="P146"><text:span text:style-name="T146_1">Sumário: </text:span><text:span text:style-name="T146_2">O<text:s/>Usuário<text:s/>do<text:s/>sistema<text:s/>realiza<text:s/>a<text:s/>alteração<text:s/>dos<text:s/>seus<text:s/>dados<text:s/>pessoais<text:s/></text:span></text:p>
      <text:p text:style-name="P147"><text:span text:style-name="T147_1">Ator<text:s/>Primário:</text:span><text:span text:style-name="T147_2"> Usuário<text:s/></text:span></text:p>
      <text:p text:style-name="P148"><text:span text:style-name="T148_1">Precondições</text:span><text:span text:style-name="T148_2"><text:s/></text:span></text:p>
      <text:list text:style-name="LS27" xml:id="list92">
        <text:list-item>
          <text:p text:style-name="P149"><text:span text:style-name="T149_1">O<text:s/>Usuário<text:s/>estar<text:s/>logado<text:s/></text:span></text:p>
        </text:list-item>
        <text:list-item>
          <text:p text:style-name="P150"><text:span text:style-name="T150_1">O<text:s/>Usuário<text:s/>ser<text:s/>Professor<text:s/>ou<text:s/>Aluno<text:s/></text:span></text:p>
        </text:list-item>
      </text:list>
      <text:p text:style-name="P151"><text:span text:style-name="T151_1">Fluxo<text:s/>Principal</text:span><text:span text:style-name="T151_2"><text:s/></text:span></text:p>
      <text:list text:style-name="LS28" xml:id="list94">
        <text:list-item>
          <text:p text:style-name="P152"><text:span text:style-name="T152_1">O<text:s/>Usuário<text:s/>requisita<text:s/>a<text:s/>alteração<text:s/>dos<text:s/>dados<text:s/>pessoais;<text:s/></text:span></text:p>
        </text:list-item>
        <text:list-item>
          <text:p text:style-name="P153"><text:span text:style-name="T153_1">O<text:s/>Sistema<text:s/>apresenta<text:s/>o<text:s/>formulário<text:s/>com<text:s/>os<text:s/>dados<text:s/>que<text:s/>podem<text:s/>ser<text:s/>alterados:<text:s/></text:span></text:p>
        </text:list-item>
      </text:list>
      <text:p text:style-name="P154"><text:span text:style-name="T154_1">nome,<text:s/>e-mail,<text:s/>endereço,<text:s/>telefone<text:s/>residencial<text:s/>e<text:s/>telefone<text:s/>celular<text:s/>(RN02,<text:s/>RN03);<text:s/></text:span></text:p>
      <text:list text:style-name="LS28" xml:id="list96" text:continue-numbering="true" text:continue-list="list94">
        <text:list-item>
          <text:p text:style-name="P155"><text:span text:style-name="T155_1">O<text:s/>Usuário<text:s/>altera<text:s/>os<text:s/>dados<text:s/>desejados<text:s/>e<text:s/>submete<text:s/>os<text:s/>dados; <text:s/></text:span></text:p>
        </text:list-item>
        <text:list-item>
          <text:p text:style-name="P156"><text:span text:style-name="T156_1">O<text:s/>Sistema<text:s/>valida<text:s/>os<text:s/>dados,<text:s/>os<text:s/>registra<text:s/>e<text:s/>o<text:s/>caso<text:s/>de<text:s/>uso<text:s/>termina.<text:s/></text:span></text:p>
        </text:list-item>
      </text:list>
      <text:p text:style-name="P157"><text:span text:style-name="T157_1">Fluxo<text:s/>de<text:s/>Exceção(3):<text:s/>Violação<text:s/>de<text:s/>RN03</text:span><text:span text:style-name="T157_2"><text:s/></text:span></text:p>
      <text:list text:style-name="LS29" xml:id="list98">
        <text:list-item>
          <text:p text:style-name="P158"><text:span text:style-name="T158_1">Se<text:s/>o<text:s/>e-mail<text:s/>já<text:s/>existir<text:s/>(violação<text:s/>da<text:s/>RN03)<text:s/>o<text:s/>sistema<text:s/>alerta<text:s/>o<text:s/>Usuário<text:s/>e<text:s/>solicita<text:s/>um<text:s/>novo<text:s/>e-mail<text:s/></text:span></text:p>
        </text:list-item>
        <text:list-item>
          <text:p text:style-name="P159"><text:span text:style-name="T159_1">O<text:s/>Usuário<text:s/>coloca<text:s/>um<text:s/>e-mail<text:s/>diferente<text:s/>e<text:s/>o<text:s/>caso<text:s/>de<text:s/>uso<text:s/>continua<text:s/>a<text:s/>partir<text:s/>do<text:s/>passo<text:s/>4.<text:s/></text:span></text:p>
        </text:list-item>
      </text:list>
      <text:p text:style-name="P160"><text:span text:style-name="T160_1">Fluxo<text:s/>de<text:s/>Exceção(3):<text:s/>Violação<text:s/>de<text:s/>RN07</text:span><text:span text:style-name="T160_2"><text:s/></text:span></text:p>
      <text:list text:style-name="LS30" xml:id="list100">
        <text:list-item>
          <text:p text:style-name="P161"><text:span text:style-name="T161_1">Se<text:s/>o<text:s/>Usuário<text:s/>não<text:s/>preencher<text:s/>todos<text:s/>os<text:s/>dados<text:s/>(violação<text:s/>da<text:s/>RN07)<text:s/>o<text:s/>sistema<text:s/>alerta<text:s/>o<text:s/>Usuário<text:s/>e<text:s/>solicita<text:s/>os<text:s/>dados<text:s/>que<text:s/>não<text:s/>foram<text:s/>preenchidos;<text:s/></text:span></text:p>
        </text:list-item>
        <text:list-item>
          <text:p text:style-name="P162"><text:span text:style-name="T162_1">O<text:s/>Usuário<text:s/>preenche<text:s/>os<text:s/>dados<text:s/>solicitados<text:s/>e<text:s/>o<text:s/>caso<text:s/>de<text:s/>uso<text:s/>continua<text:s/>a<text:s/>partir<text:s/>do<text:s/>passo<text:s/>4.<text:s/></text:span></text:p>
        </text:list-item>
      </text:list>
      <text:p text:style-name="P163"><text:span text:style-name="T163_1">Regras<text:s/>de<text:s/>Negócio:<text:s/></text:span><text:span text:style-name="T163_2">RN03,<text:s/>RN07.<text:s/></text:span></text:p>
      <text:p text:style-name="P164"><text:span text:style-name="T164_1"><text:line-break/></text:span><text:span text:style-name="T164_2"><text:line-break/></text:span><text:span text:style-name="T164_3"><text:line-break/></text:span><text:span text:style-name="T164_4"><text:line-break/></text:span><text:span text:style-name="T164_5"><text:line-break/></text:span><text:span text:style-name="T164_6"><text:line-break/></text:span><text:span text:style-name="T164_7"><text:line-break/></text:span><text:span text:style-name="T164_8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</text:list-level-style-number>
    </text:list-style>
    <text:list-style style:name="LS2">
      <text:list-level-style-number style:num-format="a" text:style-name="LLS_2_0" text:level="1" style:num-suffix=".">
        <style:list-level-properties text:space-before="0.635cm" text:min-label-width="0.635cm" fo:text-align="start"/>
      </text:list-level-style-number>
      <text:list-level-style-number style:num-format="a" text:style-name="LLS_2_1" text:level="2" style:num-suffix=".">
        <style:list-level-properties text:space-before="1.905cm" text:min-label-width="0.635cm" fo:text-align="start"/>
      </text:list-level-style-number>
      <text:list-level-style-number style:num-format="i" text:style-name="LLS_2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_3" text:level="4" style:num-suffix=".">
        <style:list-level-properties text:space-before="4.445cm" text:min-label-width="0.635cm" fo:text-align="start"/>
      </text:list-level-style-number>
      <text:list-level-style-number style:num-format="a" text:style-name="LLS_2_4" text:level="5" style:num-suffix=".">
        <style:list-level-properties text:space-before="5.715cm" text:min-label-width="0.635cm" fo:text-align="start"/>
      </text:list-level-style-number>
      <text:list-level-style-number style:num-format="i" text:style-name="LLS_2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_6" text:level="7" style:num-suffix=".">
        <style:list-level-properties text:space-before="8.255cm" text:min-label-width="0.635cm" fo:text-align="start"/>
      </text:list-level-style-number>
      <text:list-level-style-number style:num-format="a" text:style-name="LLS_2_7" text:level="8" style:num-suffix=".">
        <style:list-level-properties text:space-before="9.525cm" text:min-label-width="0.635cm" fo:text-align="start"/>
      </text:list-level-style-number>
      <text:list-level-style-number style:num-format="i" text:style-name="LLS_2_8" text:level="9" style:num-suffix=".">
        <style:list-level-properties text:min-label-width="11.43cm" text:min-label-distance="0.318cm" fo:text-align="end"/>
      </text:list-level-style-number>
    </text:list-style>
    <style:style style:name="LLS_3_0" style:family="text">
      <style:text-properties style:font-name="Symbol"/>
    </style:style>
    <style:style style:name="LLS_3_1" style:family="text">
      <style:text-properties style:font-name="Courier New"/>
    </style:style>
    <style:style style:name="LLS_3_2" style:family="text">
      <style:text-properties style:font-name="Wingdings"/>
    </style:style>
    <style:style style:name="LLS_3_3" style:family="text">
      <style:text-properties style:font-name="Symbol"/>
    </style:style>
    <style:style style:name="LLS_3_4" style:family="text">
      <style:text-properties style:font-name="Courier New"/>
    </style:style>
    <style:style style:name="LLS_3_5" style:family="text">
      <style:text-properties style:font-name="Wingdings"/>
    </style:style>
    <style:style style:name="LLS_3_6" style:family="text">
      <style:text-properties style:font-name="Symbol"/>
    </style:style>
    <style:style style:name="LLS_3_7" style:family="text">
      <style:text-properties style:font-name="Courier New"/>
    </style:style>
    <style:style style:name="LLS_3_8" style:family="text">
      <style:text-properties style:font-name="Wingdings"/>
    </style:style>
    <text:list-style style:name="LS3">
      <text:list-level-style-bullet text:bullet-char="" text:style-name="LLS_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</text:list-level-style-number>
    </text:list-style>
    <text:list-style style:name="LS5">
      <text:list-level-style-number style:num-format="a" text:style-name="LLS_5_0" text:level="1" style:num-suffix=".">
        <style:list-level-properties text:space-before="0.635cm" text:min-label-width="0.635cm" fo:text-align="start"/>
      </text:list-level-style-number>
      <text:list-level-style-number style:num-format="a" text:style-name="LLS_5_1" text:level="2" style:num-suffix=".">
        <style:list-level-properties text:space-before="1.905cm" text:min-label-width="0.635cm" fo:text-align="start"/>
      </text:list-level-style-number>
      <text:list-level-style-number style:num-format="i" text:style-name="LLS_5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5_3" text:level="4" style:num-suffix=".">
        <style:list-level-properties text:space-before="4.445cm" text:min-label-width="0.635cm" fo:text-align="start"/>
      </text:list-level-style-number>
      <text:list-level-style-number style:num-format="a" text:style-name="LLS_5_4" text:level="5" style:num-suffix=".">
        <style:list-level-properties text:space-before="5.715cm" text:min-label-width="0.635cm" fo:text-align="start"/>
      </text:list-level-style-number>
      <text:list-level-style-number style:num-format="i" text:style-name="LLS_5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5_6" text:level="7" style:num-suffix=".">
        <style:list-level-properties text:space-before="8.255cm" text:min-label-width="0.635cm" fo:text-align="start"/>
      </text:list-level-style-number>
      <text:list-level-style-number style:num-format="a" text:style-name="LLS_5_7" text:level="8" style:num-suffix=".">
        <style:list-level-properties text:space-before="9.525cm" text:min-label-width="0.635cm" fo:text-align="start"/>
      </text:list-level-style-number>
      <text:list-level-style-number style:num-format="i" text:style-name="LLS_5_8" text:level="9" style:num-suffix=".">
        <style:list-level-properties text:min-label-width="11.43cm" text:min-label-distance="0.318cm" fo:text-align="end"/>
      </text:list-level-style-number>
    </text:list-style>
    <text:list-style style:name="LS6">
      <text:list-level-style-number style:num-format="a" text:style-name="LLS_6_0" text:level="1" style:num-suffix=".">
        <style:list-level-properties text:space-before="0.635cm" text:min-label-width="0.635cm" fo:text-align="start"/>
      </text:list-level-style-number>
      <text:list-level-style-number style:num-format="a" text:style-name="LLS_6_1" text:level="2" style:num-suffix=".">
        <style:list-level-properties text:space-before="1.905cm" text:min-label-width="0.635cm" fo:text-align="start"/>
      </text:list-level-style-number>
      <text:list-level-style-number style:num-format="i" text:style-name="LLS_6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6_3" text:level="4" style:num-suffix=".">
        <style:list-level-properties text:space-before="4.445cm" text:min-label-width="0.635cm" fo:text-align="start"/>
      </text:list-level-style-number>
      <text:list-level-style-number style:num-format="a" text:style-name="LLS_6_4" text:level="5" style:num-suffix=".">
        <style:list-level-properties text:space-before="5.715cm" text:min-label-width="0.635cm" fo:text-align="start"/>
      </text:list-level-style-number>
      <text:list-level-style-number style:num-format="i" text:style-name="LLS_6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6_6" text:level="7" style:num-suffix=".">
        <style:list-level-properties text:space-before="8.255cm" text:min-label-width="0.635cm" fo:text-align="start"/>
      </text:list-level-style-number>
      <text:list-level-style-number style:num-format="a" text:style-name="LLS_6_7" text:level="8" style:num-suffix=".">
        <style:list-level-properties text:space-before="9.525cm" text:min-label-width="0.635cm" fo:text-align="start"/>
      </text:list-level-style-number>
      <text:list-level-style-number style:num-format="i" text:style-name="LLS_6_8" text:level="9" style:num-suffix=".">
        <style:list-level-properties text:min-label-width="11.43cm" text:min-label-distance="0.318cm" fo:text-align="end"/>
      </text:list-level-style-number>
    </text:list-style>
    <text:list-style style:name="LS7">
      <text:list-level-style-number style:num-format="a" text:style-name="LLS_7_0" text:level="1" style:num-suffix=".">
        <style:list-level-properties text:space-before="0.635cm" text:min-label-width="0.635cm" fo:text-align="start"/>
      </text:list-level-style-number>
      <text:list-level-style-number style:num-format="a" text:style-name="LLS_7_1" text:level="2" style:num-suffix=".">
        <style:list-level-properties text:space-before="1.905cm" text:min-label-width="0.635cm" fo:text-align="start"/>
      </text:list-level-style-number>
      <text:list-level-style-number style:num-format="i" text:style-name="LLS_7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7_3" text:level="4" style:num-suffix=".">
        <style:list-level-properties text:space-before="4.445cm" text:min-label-width="0.635cm" fo:text-align="start"/>
      </text:list-level-style-number>
      <text:list-level-style-number style:num-format="a" text:style-name="LLS_7_4" text:level="5" style:num-suffix=".">
        <style:list-level-properties text:space-before="5.715cm" text:min-label-width="0.635cm" fo:text-align="start"/>
      </text:list-level-style-number>
      <text:list-level-style-number style:num-format="i" text:style-name="LLS_7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7_6" text:level="7" style:num-suffix=".">
        <style:list-level-properties text:space-before="8.255cm" text:min-label-width="0.635cm" fo:text-align="start"/>
      </text:list-level-style-number>
      <text:list-level-style-number style:num-format="a" text:style-name="LLS_7_7" text:level="8" style:num-suffix=".">
        <style:list-level-properties text:space-before="9.525cm" text:min-label-width="0.635cm" fo:text-align="start"/>
      </text:list-level-style-number>
      <text:list-level-style-number style:num-format="i" text:style-name="LLS_7_8" text:level="9" style:num-suffix=".">
        <style:list-level-properties text:min-label-width="11.43cm" text:min-label-distance="0.318cm" fo:text-align="end"/>
      </text:list-level-style-number>
    </text:list-style>
    <style:style style:name="LLS_8_0" style:family="text">
      <style:text-properties style:font-name="Symbol"/>
    </style:style>
    <style:style style:name="LLS_8_1" style:family="text">
      <style:text-properties style:font-name="Courier New"/>
    </style:style>
    <style:style style:name="LLS_8_2" style:family="text">
      <style:text-properties style:font-name="Wingdings"/>
    </style:style>
    <style:style style:name="LLS_8_3" style:family="text">
      <style:text-properties style:font-name="Symbol"/>
    </style:style>
    <style:style style:name="LLS_8_4" style:family="text">
      <style:text-properties style:font-name="Courier New"/>
    </style:style>
    <style:style style:name="LLS_8_5" style:family="text">
      <style:text-properties style:font-name="Wingdings"/>
    </style:style>
    <style:style style:name="LLS_8_6" style:family="text">
      <style:text-properties style:font-name="Symbol"/>
    </style:style>
    <style:style style:name="LLS_8_7" style:family="text">
      <style:text-properties style:font-name="Courier New"/>
    </style:style>
    <style:style style:name="LLS_8_8" style:family="text">
      <style:text-properties style:font-name="Wingdings"/>
    </style:style>
    <text:list-style style:name="LS8">
      <text:list-level-style-bullet text:bullet-char="" text:style-name="LLS_8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8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8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8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8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8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8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8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8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9">
      <text:list-level-style-number style:num-format="1" text:style-name="LLS_9_0" text:level="1" style:num-suffix=".">
        <style:list-level-properties text:space-before="0.635cm" text:min-label-width="0.635cm" fo:text-align="start"/>
      </text:list-level-style-number>
      <text:list-level-style-number style:num-format="a" text:style-name="LLS_9_1" text:level="2" style:num-suffix=".">
        <style:list-level-properties text:space-before="1.905cm" text:min-label-width="0.635cm" fo:text-align="start"/>
      </text:list-level-style-number>
      <text:list-level-style-number style:num-format="i" text:style-name="LLS_9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9_3" text:level="4" style:num-suffix=".">
        <style:list-level-properties text:space-before="4.445cm" text:min-label-width="0.635cm" fo:text-align="start"/>
      </text:list-level-style-number>
      <text:list-level-style-number style:num-format="a" text:style-name="LLS_9_4" text:level="5" style:num-suffix=".">
        <style:list-level-properties text:space-before="5.715cm" text:min-label-width="0.635cm" fo:text-align="start"/>
      </text:list-level-style-number>
      <text:list-level-style-number style:num-format="i" text:style-name="LLS_9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9_6" text:level="7" style:num-suffix=".">
        <style:list-level-properties text:space-before="8.255cm" text:min-label-width="0.635cm" fo:text-align="start"/>
      </text:list-level-style-number>
      <text:list-level-style-number style:num-format="a" text:style-name="LLS_9_7" text:level="8" style:num-suffix=".">
        <style:list-level-properties text:space-before="9.525cm" text:min-label-width="0.635cm" fo:text-align="start"/>
      </text:list-level-style-number>
      <text:list-level-style-number style:num-format="i" text:style-name="LLS_9_8" text:level="9" style:num-suffix=".">
        <style:list-level-properties text:min-label-width="11.43cm" text:min-label-distance="0.318cm" fo:text-align="end"/>
      </text:list-level-style-number>
    </text:list-style>
    <text:list-style style:name="LS10">
      <text:list-level-style-number style:num-format="a" text:style-name="LLS_10_0" text:level="1" style:num-suffix=".">
        <style:list-level-properties text:space-before="0.635cm" text:min-label-width="0.635cm" fo:text-align="start"/>
      </text:list-level-style-number>
      <text:list-level-style-number style:num-format="a" text:style-name="LLS_10_1" text:level="2" style:num-suffix=".">
        <style:list-level-properties text:space-before="1.905cm" text:min-label-width="0.635cm" fo:text-align="start"/>
      </text:list-level-style-number>
      <text:list-level-style-number style:num-format="i" text:style-name="LLS_10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0_3" text:level="4" style:num-suffix=".">
        <style:list-level-properties text:space-before="4.445cm" text:min-label-width="0.635cm" fo:text-align="start"/>
      </text:list-level-style-number>
      <text:list-level-style-number style:num-format="a" text:style-name="LLS_10_4" text:level="5" style:num-suffix=".">
        <style:list-level-properties text:space-before="5.715cm" text:min-label-width="0.635cm" fo:text-align="start"/>
      </text:list-level-style-number>
      <text:list-level-style-number style:num-format="i" text:style-name="LLS_10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0_6" text:level="7" style:num-suffix=".">
        <style:list-level-properties text:space-before="8.255cm" text:min-label-width="0.635cm" fo:text-align="start"/>
      </text:list-level-style-number>
      <text:list-level-style-number style:num-format="a" text:style-name="LLS_10_7" text:level="8" style:num-suffix=".">
        <style:list-level-properties text:space-before="9.525cm" text:min-label-width="0.635cm" fo:text-align="start"/>
      </text:list-level-style-number>
      <text:list-level-style-number style:num-format="i" text:style-name="LLS_10_8" text:level="9" style:num-suffix=".">
        <style:list-level-properties text:min-label-width="11.43cm" text:min-label-distance="0.318cm" fo:text-align="end"/>
      </text:list-level-style-number>
    </text:list-style>
    <text:list-style style:name="LS11">
      <text:list-level-style-number style:num-format="a" text:style-name="LLS_11_0" text:level="1" style:num-suffix=".">
        <style:list-level-properties text:space-before="0.635cm" text:min-label-width="0.635cm" fo:text-align="start"/>
      </text:list-level-style-number>
      <text:list-level-style-number style:num-format="a" text:style-name="LLS_11_1" text:level="2" style:num-suffix=".">
        <style:list-level-properties text:space-before="1.905cm" text:min-label-width="0.635cm" fo:text-align="start"/>
      </text:list-level-style-number>
      <text:list-level-style-number style:num-format="i" text:style-name="LLS_1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1_3" text:level="4" style:num-suffix=".">
        <style:list-level-properties text:space-before="4.445cm" text:min-label-width="0.635cm" fo:text-align="start"/>
      </text:list-level-style-number>
      <text:list-level-style-number style:num-format="a" text:style-name="LLS_11_4" text:level="5" style:num-suffix=".">
        <style:list-level-properties text:space-before="5.715cm" text:min-label-width="0.635cm" fo:text-align="start"/>
      </text:list-level-style-number>
      <text:list-level-style-number style:num-format="i" text:style-name="LLS_1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1_6" text:level="7" style:num-suffix=".">
        <style:list-level-properties text:space-before="8.255cm" text:min-label-width="0.635cm" fo:text-align="start"/>
      </text:list-level-style-number>
      <text:list-level-style-number style:num-format="a" text:style-name="LLS_11_7" text:level="8" style:num-suffix=".">
        <style:list-level-properties text:space-before="9.525cm" text:min-label-width="0.635cm" fo:text-align="start"/>
      </text:list-level-style-number>
      <text:list-level-style-number style:num-format="i" text:style-name="LLS_11_8" text:level="9" style:num-suffix=".">
        <style:list-level-properties text:min-label-width="11.43cm" text:min-label-distance="0.318cm" fo:text-align="end"/>
      </text:list-level-style-number>
    </text:list-style>
    <text:list-style style:name="LS12">
      <text:list-level-style-number style:num-format="a" text:style-name="LLS_12_0" text:level="1" style:num-suffix=".">
        <style:list-level-properties text:space-before="0.635cm" text:min-label-width="0.635cm" fo:text-align="start"/>
      </text:list-level-style-number>
      <text:list-level-style-number style:num-format="a" text:style-name="LLS_12_1" text:level="2" style:num-suffix=".">
        <style:list-level-properties text:space-before="1.905cm" text:min-label-width="0.635cm" fo:text-align="start"/>
      </text:list-level-style-number>
      <text:list-level-style-number style:num-format="i" text:style-name="LLS_12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2_3" text:level="4" style:num-suffix=".">
        <style:list-level-properties text:space-before="4.445cm" text:min-label-width="0.635cm" fo:text-align="start"/>
      </text:list-level-style-number>
      <text:list-level-style-number style:num-format="a" text:style-name="LLS_12_4" text:level="5" style:num-suffix=".">
        <style:list-level-properties text:space-before="5.715cm" text:min-label-width="0.635cm" fo:text-align="start"/>
      </text:list-level-style-number>
      <text:list-level-style-number style:num-format="i" text:style-name="LLS_12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2_6" text:level="7" style:num-suffix=".">
        <style:list-level-properties text:space-before="8.255cm" text:min-label-width="0.635cm" fo:text-align="start"/>
      </text:list-level-style-number>
      <text:list-level-style-number style:num-format="a" text:style-name="LLS_12_7" text:level="8" style:num-suffix=".">
        <style:list-level-properties text:space-before="9.525cm" text:min-label-width="0.635cm" fo:text-align="start"/>
      </text:list-level-style-number>
      <text:list-level-style-number style:num-format="i" text:style-name="LLS_12_8" text:level="9" style:num-suffix=".">
        <style:list-level-properties text:min-label-width="11.43cm" text:min-label-distance="0.318cm" fo:text-align="end"/>
      </text:list-level-style-number>
    </text:list-style>
    <style:style style:name="LLS_13_0" style:family="text">
      <style:text-properties style:font-name="Symbol"/>
    </style:style>
    <style:style style:name="LLS_13_1" style:family="text">
      <style:text-properties style:font-name="Courier New"/>
    </style:style>
    <style:style style:name="LLS_13_2" style:family="text">
      <style:text-properties style:font-name="Wingdings"/>
    </style:style>
    <style:style style:name="LLS_13_3" style:family="text">
      <style:text-properties style:font-name="Symbol"/>
    </style:style>
    <style:style style:name="LLS_13_4" style:family="text">
      <style:text-properties style:font-name="Courier New"/>
    </style:style>
    <style:style style:name="LLS_13_5" style:family="text">
      <style:text-properties style:font-name="Wingdings"/>
    </style:style>
    <style:style style:name="LLS_13_6" style:family="text">
      <style:text-properties style:font-name="Symbol"/>
    </style:style>
    <style:style style:name="LLS_13_7" style:family="text">
      <style:text-properties style:font-name="Courier New"/>
    </style:style>
    <style:style style:name="LLS_13_8" style:family="text">
      <style:text-properties style:font-name="Wingdings"/>
    </style:style>
    <text:list-style style:name="LS13">
      <text:list-level-style-bullet text:bullet-char="" text:style-name="LLS_1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3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4">
      <text:list-level-style-number style:num-format="1" text:style-name="LLS_14_0" text:level="1" style:num-suffix=".">
        <style:list-level-properties text:space-before="0.635cm" text:min-label-width="0.635cm" fo:text-align="start"/>
      </text:list-level-style-number>
      <text:list-level-style-number style:num-format="a" text:style-name="LLS_14_1" text:level="2" style:num-suffix=".">
        <style:list-level-properties text:space-before="1.905cm" text:min-label-width="0.635cm" fo:text-align="start"/>
      </text:list-level-style-number>
      <text:list-level-style-number style:num-format="i" text:style-name="LLS_14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4_3" text:level="4" style:num-suffix=".">
        <style:list-level-properties text:space-before="4.445cm" text:min-label-width="0.635cm" fo:text-align="start"/>
      </text:list-level-style-number>
      <text:list-level-style-number style:num-format="a" text:style-name="LLS_14_4" text:level="5" style:num-suffix=".">
        <style:list-level-properties text:space-before="5.715cm" text:min-label-width="0.635cm" fo:text-align="start"/>
      </text:list-level-style-number>
      <text:list-level-style-number style:num-format="i" text:style-name="LLS_14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4_6" text:level="7" style:num-suffix=".">
        <style:list-level-properties text:space-before="8.255cm" text:min-label-width="0.635cm" fo:text-align="start"/>
      </text:list-level-style-number>
      <text:list-level-style-number style:num-format="a" text:style-name="LLS_14_7" text:level="8" style:num-suffix=".">
        <style:list-level-properties text:space-before="9.525cm" text:min-label-width="0.635cm" fo:text-align="start"/>
      </text:list-level-style-number>
      <text:list-level-style-number style:num-format="i" text:style-name="LLS_14_8" text:level="9" style:num-suffix=".">
        <style:list-level-properties text:min-label-width="11.43cm" text:min-label-distance="0.318cm" fo:text-align="end"/>
      </text:list-level-style-number>
    </text:list-style>
    <text:list-style style:name="LS15">
      <text:list-level-style-number style:num-format="a" text:style-name="LLS_15_0" text:level="1" style:num-suffix=".">
        <style:list-level-properties text:space-before="0.635cm" text:min-label-width="0.635cm" fo:text-align="start"/>
      </text:list-level-style-number>
      <text:list-level-style-number style:num-format="a" text:style-name="LLS_15_1" text:level="2" style:num-suffix=".">
        <style:list-level-properties text:space-before="1.905cm" text:min-label-width="0.635cm" fo:text-align="start"/>
      </text:list-level-style-number>
      <text:list-level-style-number style:num-format="i" text:style-name="LLS_15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5_3" text:level="4" style:num-suffix=".">
        <style:list-level-properties text:space-before="4.445cm" text:min-label-width="0.635cm" fo:text-align="start"/>
      </text:list-level-style-number>
      <text:list-level-style-number style:num-format="a" text:style-name="LLS_15_4" text:level="5" style:num-suffix=".">
        <style:list-level-properties text:space-before="5.715cm" text:min-label-width="0.635cm" fo:text-align="start"/>
      </text:list-level-style-number>
      <text:list-level-style-number style:num-format="i" text:style-name="LLS_15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5_6" text:level="7" style:num-suffix=".">
        <style:list-level-properties text:space-before="8.255cm" text:min-label-width="0.635cm" fo:text-align="start"/>
      </text:list-level-style-number>
      <text:list-level-style-number style:num-format="a" text:style-name="LLS_15_7" text:level="8" style:num-suffix=".">
        <style:list-level-properties text:space-before="9.525cm" text:min-label-width="0.635cm" fo:text-align="start"/>
      </text:list-level-style-number>
      <text:list-level-style-number style:num-format="i" text:style-name="LLS_15_8" text:level="9" style:num-suffix=".">
        <style:list-level-properties text:min-label-width="11.43cm" text:min-label-distance="0.318cm" fo:text-align="end"/>
      </text:list-level-style-number>
    </text:list-style>
    <text:list-style style:name="LS16">
      <text:list-level-style-number style:num-format="a" text:style-name="LLS_16_0" text:level="1" style:num-suffix=".">
        <style:list-level-properties text:space-before="0.635cm" text:min-label-width="0.635cm" fo:text-align="start"/>
      </text:list-level-style-number>
      <text:list-level-style-number style:num-format="a" text:style-name="LLS_16_1" text:level="2" style:num-suffix=".">
        <style:list-level-properties text:space-before="1.905cm" text:min-label-width="0.635cm" fo:text-align="start"/>
      </text:list-level-style-number>
      <text:list-level-style-number style:num-format="i" text:style-name="LLS_16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6_3" text:level="4" style:num-suffix=".">
        <style:list-level-properties text:space-before="4.445cm" text:min-label-width="0.635cm" fo:text-align="start"/>
      </text:list-level-style-number>
      <text:list-level-style-number style:num-format="a" text:style-name="LLS_16_4" text:level="5" style:num-suffix=".">
        <style:list-level-properties text:space-before="5.715cm" text:min-label-width="0.635cm" fo:text-align="start"/>
      </text:list-level-style-number>
      <text:list-level-style-number style:num-format="i" text:style-name="LLS_16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6_6" text:level="7" style:num-suffix=".">
        <style:list-level-properties text:space-before="8.255cm" text:min-label-width="0.635cm" fo:text-align="start"/>
      </text:list-level-style-number>
      <text:list-level-style-number style:num-format="a" text:style-name="LLS_16_7" text:level="8" style:num-suffix=".">
        <style:list-level-properties text:space-before="9.525cm" text:min-label-width="0.635cm" fo:text-align="start"/>
      </text:list-level-style-number>
      <text:list-level-style-number style:num-format="i" text:style-name="LLS_16_8" text:level="9" style:num-suffix=".">
        <style:list-level-properties text:min-label-width="11.43cm" text:min-label-distance="0.318cm" fo:text-align="end"/>
      </text:list-level-style-number>
    </text:list-style>
    <text:list-style style:name="LS17">
      <text:list-level-style-number style:num-format="a" text:style-name="LLS_17_0" text:level="1" style:num-suffix=".">
        <style:list-level-properties text:space-before="0.635cm" text:min-label-width="0.635cm" fo:text-align="start"/>
      </text:list-level-style-number>
      <text:list-level-style-number style:num-format="a" text:style-name="LLS_17_1" text:level="2" style:num-suffix=".">
        <style:list-level-properties text:space-before="1.905cm" text:min-label-width="0.635cm" fo:text-align="start"/>
      </text:list-level-style-number>
      <text:list-level-style-number style:num-format="i" text:style-name="LLS_17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7_3" text:level="4" style:num-suffix=".">
        <style:list-level-properties text:space-before="4.445cm" text:min-label-width="0.635cm" fo:text-align="start"/>
      </text:list-level-style-number>
      <text:list-level-style-number style:num-format="a" text:style-name="LLS_17_4" text:level="5" style:num-suffix=".">
        <style:list-level-properties text:space-before="5.715cm" text:min-label-width="0.635cm" fo:text-align="start"/>
      </text:list-level-style-number>
      <text:list-level-style-number style:num-format="i" text:style-name="LLS_17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7_6" text:level="7" style:num-suffix=".">
        <style:list-level-properties text:space-before="8.255cm" text:min-label-width="0.635cm" fo:text-align="start"/>
      </text:list-level-style-number>
      <text:list-level-style-number style:num-format="a" text:style-name="LLS_17_7" text:level="8" style:num-suffix=".">
        <style:list-level-properties text:space-before="9.525cm" text:min-label-width="0.635cm" fo:text-align="start"/>
      </text:list-level-style-number>
      <text:list-level-style-number style:num-format="i" text:style-name="LLS_17_8" text:level="9" style:num-suffix=".">
        <style:list-level-properties text:min-label-width="11.43cm" text:min-label-distance="0.318cm" fo:text-align="end"/>
      </text:list-level-style-number>
    </text:list-style>
    <style:style style:name="LLS_18_0" style:family="text">
      <style:text-properties style:font-name="Symbol"/>
    </style:style>
    <style:style style:name="LLS_18_1" style:family="text">
      <style:text-properties style:font-name="Courier New"/>
    </style:style>
    <style:style style:name="LLS_18_2" style:family="text">
      <style:text-properties style:font-name="Wingdings"/>
    </style:style>
    <style:style style:name="LLS_18_3" style:family="text">
      <style:text-properties style:font-name="Symbol"/>
    </style:style>
    <style:style style:name="LLS_18_4" style:family="text">
      <style:text-properties style:font-name="Courier New"/>
    </style:style>
    <style:style style:name="LLS_18_5" style:family="text">
      <style:text-properties style:font-name="Wingdings"/>
    </style:style>
    <style:style style:name="LLS_18_6" style:family="text">
      <style:text-properties style:font-name="Symbol"/>
    </style:style>
    <style:style style:name="LLS_18_7" style:family="text">
      <style:text-properties style:font-name="Courier New"/>
    </style:style>
    <style:style style:name="LLS_18_8" style:family="text">
      <style:text-properties style:font-name="Wingdings"/>
    </style:style>
    <text:list-style style:name="LS18">
      <text:list-level-style-bullet text:bullet-char="" text:style-name="LLS_18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8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8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8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8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8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8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8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8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9">
      <text:list-level-style-number style:num-format="1" text:style-name="LLS_19_0" text:level="1" style:num-suffix=".">
        <style:list-level-properties text:space-before="0.635cm" text:min-label-width="0.635cm" fo:text-align="start"/>
      </text:list-level-style-number>
      <text:list-level-style-number style:num-format="a" text:style-name="LLS_19_1" text:level="2" style:num-suffix=".">
        <style:list-level-properties text:space-before="1.905cm" text:min-label-width="0.635cm" fo:text-align="start"/>
      </text:list-level-style-number>
      <text:list-level-style-number style:num-format="i" text:style-name="LLS_19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9_3" text:level="4" style:num-suffix=".">
        <style:list-level-properties text:space-before="4.445cm" text:min-label-width="0.635cm" fo:text-align="start"/>
      </text:list-level-style-number>
      <text:list-level-style-number style:num-format="a" text:style-name="LLS_19_4" text:level="5" style:num-suffix=".">
        <style:list-level-properties text:space-before="5.715cm" text:min-label-width="0.635cm" fo:text-align="start"/>
      </text:list-level-style-number>
      <text:list-level-style-number style:num-format="i" text:style-name="LLS_19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9_6" text:level="7" style:num-suffix=".">
        <style:list-level-properties text:space-before="8.255cm" text:min-label-width="0.635cm" fo:text-align="start"/>
      </text:list-level-style-number>
      <text:list-level-style-number style:num-format="a" text:style-name="LLS_19_7" text:level="8" style:num-suffix=".">
        <style:list-level-properties text:space-before="9.525cm" text:min-label-width="0.635cm" fo:text-align="start"/>
      </text:list-level-style-number>
      <text:list-level-style-number style:num-format="i" text:style-name="LLS_19_8" text:level="9" style:num-suffix=".">
        <style:list-level-properties text:min-label-width="11.43cm" text:min-label-distance="0.318cm" fo:text-align="end"/>
      </text:list-level-style-number>
    </text:list-style>
    <text:list-style style:name="LS20">
      <text:list-level-style-number style:num-format="a" text:style-name="LLS_20_0" text:level="1" style:num-suffix=".">
        <style:list-level-properties text:space-before="0.635cm" text:min-label-width="0.635cm" fo:text-align="start"/>
      </text:list-level-style-number>
      <text:list-level-style-number style:num-format="a" text:style-name="LLS_20_1" text:level="2" style:num-suffix=".">
        <style:list-level-properties text:space-before="1.905cm" text:min-label-width="0.635cm" fo:text-align="start"/>
      </text:list-level-style-number>
      <text:list-level-style-number style:num-format="i" text:style-name="LLS_20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0_3" text:level="4" style:num-suffix=".">
        <style:list-level-properties text:space-before="4.445cm" text:min-label-width="0.635cm" fo:text-align="start"/>
      </text:list-level-style-number>
      <text:list-level-style-number style:num-format="a" text:style-name="LLS_20_4" text:level="5" style:num-suffix=".">
        <style:list-level-properties text:space-before="5.715cm" text:min-label-width="0.635cm" fo:text-align="start"/>
      </text:list-level-style-number>
      <text:list-level-style-number style:num-format="i" text:style-name="LLS_20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0_6" text:level="7" style:num-suffix=".">
        <style:list-level-properties text:space-before="8.255cm" text:min-label-width="0.635cm" fo:text-align="start"/>
      </text:list-level-style-number>
      <text:list-level-style-number style:num-format="a" text:style-name="LLS_20_7" text:level="8" style:num-suffix=".">
        <style:list-level-properties text:space-before="9.525cm" text:min-label-width="0.635cm" fo:text-align="start"/>
      </text:list-level-style-number>
      <text:list-level-style-number style:num-format="i" text:style-name="LLS_20_8" text:level="9" style:num-suffix=".">
        <style:list-level-properties text:min-label-width="11.43cm" text:min-label-distance="0.318cm" fo:text-align="end"/>
      </text:list-level-style-number>
    </text:list-style>
    <text:list-style style:name="LS21">
      <text:list-level-style-number style:num-format="a" text:style-name="LLS_21_0" text:level="1" style:num-suffix=".">
        <style:list-level-properties text:space-before="0.635cm" text:min-label-width="0.635cm" fo:text-align="start"/>
      </text:list-level-style-number>
      <text:list-level-style-number style:num-format="a" text:style-name="LLS_21_1" text:level="2" style:num-suffix=".">
        <style:list-level-properties text:space-before="1.905cm" text:min-label-width="0.635cm" fo:text-align="start"/>
      </text:list-level-style-number>
      <text:list-level-style-number style:num-format="i" text:style-name="LLS_2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1_3" text:level="4" style:num-suffix=".">
        <style:list-level-properties text:space-before="4.445cm" text:min-label-width="0.635cm" fo:text-align="start"/>
      </text:list-level-style-number>
      <text:list-level-style-number style:num-format="a" text:style-name="LLS_21_4" text:level="5" style:num-suffix=".">
        <style:list-level-properties text:space-before="5.715cm" text:min-label-width="0.635cm" fo:text-align="start"/>
      </text:list-level-style-number>
      <text:list-level-style-number style:num-format="i" text:style-name="LLS_2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1_6" text:level="7" style:num-suffix=".">
        <style:list-level-properties text:space-before="8.255cm" text:min-label-width="0.635cm" fo:text-align="start"/>
      </text:list-level-style-number>
      <text:list-level-style-number style:num-format="a" text:style-name="LLS_21_7" text:level="8" style:num-suffix=".">
        <style:list-level-properties text:space-before="9.525cm" text:min-label-width="0.635cm" fo:text-align="start"/>
      </text:list-level-style-number>
      <text:list-level-style-number style:num-format="i" text:style-name="LLS_21_8" text:level="9" style:num-suffix=".">
        <style:list-level-properties text:min-label-width="11.43cm" text:min-label-distance="0.318cm" fo:text-align="end"/>
      </text:list-level-style-number>
    </text:list-style>
    <style:style style:name="LLS_22_0" style:family="text">
      <style:text-properties style:font-name="Symbol"/>
    </style:style>
    <style:style style:name="LLS_22_1" style:family="text">
      <style:text-properties style:font-name="Courier New"/>
    </style:style>
    <style:style style:name="LLS_22_2" style:family="text">
      <style:text-properties style:font-name="Wingdings"/>
    </style:style>
    <style:style style:name="LLS_22_3" style:family="text">
      <style:text-properties style:font-name="Symbol"/>
    </style:style>
    <style:style style:name="LLS_22_4" style:family="text">
      <style:text-properties style:font-name="Courier New"/>
    </style:style>
    <style:style style:name="LLS_22_5" style:family="text">
      <style:text-properties style:font-name="Wingdings"/>
    </style:style>
    <style:style style:name="LLS_22_6" style:family="text">
      <style:text-properties style:font-name="Symbol"/>
    </style:style>
    <style:style style:name="LLS_22_7" style:family="text">
      <style:text-properties style:font-name="Courier New"/>
    </style:style>
    <style:style style:name="LLS_22_8" style:family="text">
      <style:text-properties style:font-name="Wingdings"/>
    </style:style>
    <text:list-style style:name="LS22">
      <text:list-level-style-bullet text:bullet-char="" text:style-name="LLS_2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2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3">
      <text:list-level-style-number style:num-format="1" text:style-name="LLS_23_0" text:level="1" style:num-suffix=".">
        <style:list-level-properties text:space-before="0.635cm" text:min-label-width="0.635cm" fo:text-align="start"/>
      </text:list-level-style-number>
      <text:list-level-style-number style:num-format="a" text:style-name="LLS_23_1" text:level="2" style:num-suffix=".">
        <style:list-level-properties text:space-before="1.905cm" text:min-label-width="0.635cm" fo:text-align="start"/>
      </text:list-level-style-number>
      <text:list-level-style-number style:num-format="i" text:style-name="LLS_23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3_3" text:level="4" style:num-suffix=".">
        <style:list-level-properties text:space-before="4.445cm" text:min-label-width="0.635cm" fo:text-align="start"/>
      </text:list-level-style-number>
      <text:list-level-style-number style:num-format="a" text:style-name="LLS_23_4" text:level="5" style:num-suffix=".">
        <style:list-level-properties text:space-before="5.715cm" text:min-label-width="0.635cm" fo:text-align="start"/>
      </text:list-level-style-number>
      <text:list-level-style-number style:num-format="i" text:style-name="LLS_23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3_6" text:level="7" style:num-suffix=".">
        <style:list-level-properties text:space-before="8.255cm" text:min-label-width="0.635cm" fo:text-align="start"/>
      </text:list-level-style-number>
      <text:list-level-style-number style:num-format="a" text:style-name="LLS_23_7" text:level="8" style:num-suffix=".">
        <style:list-level-properties text:space-before="9.525cm" text:min-label-width="0.635cm" fo:text-align="start"/>
      </text:list-level-style-number>
      <text:list-level-style-number style:num-format="i" text:style-name="LLS_23_8" text:level="9" style:num-suffix=".">
        <style:list-level-properties text:min-label-width="11.43cm" text:min-label-distance="0.318cm" fo:text-align="end"/>
      </text:list-level-style-number>
    </text:list-style>
    <text:list-style style:name="LS24">
      <text:list-level-style-number style:num-format="a" text:style-name="LLS_24_0" text:level="1" style:num-suffix=".">
        <style:list-level-properties text:space-before="0.635cm" text:min-label-width="0.635cm" fo:text-align="start"/>
      </text:list-level-style-number>
      <text:list-level-style-number style:num-format="a" text:style-name="LLS_24_1" text:level="2" style:num-suffix=".">
        <style:list-level-properties text:space-before="1.905cm" text:min-label-width="0.635cm" fo:text-align="start"/>
      </text:list-level-style-number>
      <text:list-level-style-number style:num-format="i" text:style-name="LLS_24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4_3" text:level="4" style:num-suffix=".">
        <style:list-level-properties text:space-before="4.445cm" text:min-label-width="0.635cm" fo:text-align="start"/>
      </text:list-level-style-number>
      <text:list-level-style-number style:num-format="a" text:style-name="LLS_24_4" text:level="5" style:num-suffix=".">
        <style:list-level-properties text:space-before="5.715cm" text:min-label-width="0.635cm" fo:text-align="start"/>
      </text:list-level-style-number>
      <text:list-level-style-number style:num-format="i" text:style-name="LLS_24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4_6" text:level="7" style:num-suffix=".">
        <style:list-level-properties text:space-before="8.255cm" text:min-label-width="0.635cm" fo:text-align="start"/>
      </text:list-level-style-number>
      <text:list-level-style-number style:num-format="a" text:style-name="LLS_24_7" text:level="8" style:num-suffix=".">
        <style:list-level-properties text:space-before="9.525cm" text:min-label-width="0.635cm" fo:text-align="start"/>
      </text:list-level-style-number>
      <text:list-level-style-number style:num-format="i" text:style-name="LLS_24_8" text:level="9" style:num-suffix=".">
        <style:list-level-properties text:min-label-width="11.43cm" text:min-label-distance="0.318cm" fo:text-align="end"/>
      </text:list-level-style-number>
    </text:list-style>
    <text:list-style style:name="LS25">
      <text:list-level-style-number style:num-format="a" text:style-name="LLS_25_0" text:level="1" style:num-suffix=".">
        <style:list-level-properties text:space-before="0.635cm" text:min-label-width="0.635cm" fo:text-align="start"/>
      </text:list-level-style-number>
      <text:list-level-style-number style:num-format="a" text:style-name="LLS_25_1" text:level="2" style:num-suffix=".">
        <style:list-level-properties text:space-before="1.905cm" text:min-label-width="0.635cm" fo:text-align="start"/>
      </text:list-level-style-number>
      <text:list-level-style-number style:num-format="i" text:style-name="LLS_25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5_3" text:level="4" style:num-suffix=".">
        <style:list-level-properties text:space-before="4.445cm" text:min-label-width="0.635cm" fo:text-align="start"/>
      </text:list-level-style-number>
      <text:list-level-style-number style:num-format="a" text:style-name="LLS_25_4" text:level="5" style:num-suffix=".">
        <style:list-level-properties text:space-before="5.715cm" text:min-label-width="0.635cm" fo:text-align="start"/>
      </text:list-level-style-number>
      <text:list-level-style-number style:num-format="i" text:style-name="LLS_25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5_6" text:level="7" style:num-suffix=".">
        <style:list-level-properties text:space-before="8.255cm" text:min-label-width="0.635cm" fo:text-align="start"/>
      </text:list-level-style-number>
      <text:list-level-style-number style:num-format="a" text:style-name="LLS_25_7" text:level="8" style:num-suffix=".">
        <style:list-level-properties text:space-before="9.525cm" text:min-label-width="0.635cm" fo:text-align="start"/>
      </text:list-level-style-number>
      <text:list-level-style-number style:num-format="i" text:style-name="LLS_25_8" text:level="9" style:num-suffix=".">
        <style:list-level-properties text:min-label-width="11.43cm" text:min-label-distance="0.318cm" fo:text-align="end"/>
      </text:list-level-style-number>
    </text:list-style>
    <text:list-style style:name="LS26">
      <text:list-level-style-number style:num-format="a" text:style-name="LLS_26_0" text:level="1" style:num-suffix=".">
        <style:list-level-properties text:space-before="0.635cm" text:min-label-width="0.635cm" fo:text-align="start"/>
      </text:list-level-style-number>
      <text:list-level-style-number style:num-format="a" text:style-name="LLS_26_1" text:level="2" style:num-suffix=".">
        <style:list-level-properties text:space-before="1.905cm" text:min-label-width="0.635cm" fo:text-align="start"/>
      </text:list-level-style-number>
      <text:list-level-style-number style:num-format="i" text:style-name="LLS_26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6_3" text:level="4" style:num-suffix=".">
        <style:list-level-properties text:space-before="4.445cm" text:min-label-width="0.635cm" fo:text-align="start"/>
      </text:list-level-style-number>
      <text:list-level-style-number style:num-format="a" text:style-name="LLS_26_4" text:level="5" style:num-suffix=".">
        <style:list-level-properties text:space-before="5.715cm" text:min-label-width="0.635cm" fo:text-align="start"/>
      </text:list-level-style-number>
      <text:list-level-style-number style:num-format="i" text:style-name="LLS_26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6_6" text:level="7" style:num-suffix=".">
        <style:list-level-properties text:space-before="8.255cm" text:min-label-width="0.635cm" fo:text-align="start"/>
      </text:list-level-style-number>
      <text:list-level-style-number style:num-format="a" text:style-name="LLS_26_7" text:level="8" style:num-suffix=".">
        <style:list-level-properties text:space-before="9.525cm" text:min-label-width="0.635cm" fo:text-align="start"/>
      </text:list-level-style-number>
      <text:list-level-style-number style:num-format="i" text:style-name="LLS_26_8" text:level="9" style:num-suffix=".">
        <style:list-level-properties text:min-label-width="11.43cm" text:min-label-distance="0.318cm" fo:text-align="end"/>
      </text:list-level-style-number>
    </text:list-style>
    <style:style style:name="LLS_27_0" style:family="text">
      <style:text-properties style:font-name="Symbol"/>
    </style:style>
    <style:style style:name="LLS_27_1" style:family="text">
      <style:text-properties style:font-name="Courier New"/>
    </style:style>
    <style:style style:name="LLS_27_2" style:family="text">
      <style:text-properties style:font-name="Wingdings"/>
    </style:style>
    <style:style style:name="LLS_27_3" style:family="text">
      <style:text-properties style:font-name="Symbol"/>
    </style:style>
    <style:style style:name="LLS_27_4" style:family="text">
      <style:text-properties style:font-name="Courier New"/>
    </style:style>
    <style:style style:name="LLS_27_5" style:family="text">
      <style:text-properties style:font-name="Wingdings"/>
    </style:style>
    <style:style style:name="LLS_27_6" style:family="text">
      <style:text-properties style:font-name="Symbol"/>
    </style:style>
    <style:style style:name="LLS_27_7" style:family="text">
      <style:text-properties style:font-name="Courier New"/>
    </style:style>
    <style:style style:name="LLS_27_8" style:family="text">
      <style:text-properties style:font-name="Wingdings"/>
    </style:style>
    <text:list-style style:name="LS27">
      <text:list-level-style-bullet text:bullet-char="" text:style-name="LLS_27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7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7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7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7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7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7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7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7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8">
      <text:list-level-style-number style:num-format="1" text:style-name="LLS_28_0" text:level="1" style:num-suffix=".">
        <style:list-level-properties text:space-before="0.635cm" text:min-label-width="0.635cm" fo:text-align="start"/>
      </text:list-level-style-number>
      <text:list-level-style-number style:num-format="a" text:style-name="LLS_28_1" text:level="2" style:num-suffix=".">
        <style:list-level-properties text:space-before="1.905cm" text:min-label-width="0.635cm" fo:text-align="start"/>
      </text:list-level-style-number>
      <text:list-level-style-number style:num-format="i" text:style-name="LLS_28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8_3" text:level="4" style:num-suffix=".">
        <style:list-level-properties text:space-before="4.445cm" text:min-label-width="0.635cm" fo:text-align="start"/>
      </text:list-level-style-number>
      <text:list-level-style-number style:num-format="a" text:style-name="LLS_28_4" text:level="5" style:num-suffix=".">
        <style:list-level-properties text:space-before="5.715cm" text:min-label-width="0.635cm" fo:text-align="start"/>
      </text:list-level-style-number>
      <text:list-level-style-number style:num-format="i" text:style-name="LLS_28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8_6" text:level="7" style:num-suffix=".">
        <style:list-level-properties text:space-before="8.255cm" text:min-label-width="0.635cm" fo:text-align="start"/>
      </text:list-level-style-number>
      <text:list-level-style-number style:num-format="a" text:style-name="LLS_28_7" text:level="8" style:num-suffix=".">
        <style:list-level-properties text:space-before="9.525cm" text:min-label-width="0.635cm" fo:text-align="start"/>
      </text:list-level-style-number>
      <text:list-level-style-number style:num-format="i" text:style-name="LLS_28_8" text:level="9" style:num-suffix=".">
        <style:list-level-properties text:min-label-width="11.43cm" text:min-label-distance="0.318cm" fo:text-align="end"/>
      </text:list-level-style-number>
    </text:list-style>
    <text:list-style style:name="LS29">
      <text:list-level-style-number style:num-format="a" text:style-name="LLS_29_0" text:level="1" style:num-suffix=".">
        <style:list-level-properties text:space-before="0.635cm" text:min-label-width="0.635cm" fo:text-align="start"/>
      </text:list-level-style-number>
      <text:list-level-style-number style:num-format="a" text:style-name="LLS_29_1" text:level="2" style:num-suffix=".">
        <style:list-level-properties text:space-before="1.905cm" text:min-label-width="0.635cm" fo:text-align="start"/>
      </text:list-level-style-number>
      <text:list-level-style-number style:num-format="i" text:style-name="LLS_29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9_3" text:level="4" style:num-suffix=".">
        <style:list-level-properties text:space-before="4.445cm" text:min-label-width="0.635cm" fo:text-align="start"/>
      </text:list-level-style-number>
      <text:list-level-style-number style:num-format="a" text:style-name="LLS_29_4" text:level="5" style:num-suffix=".">
        <style:list-level-properties text:space-before="5.715cm" text:min-label-width="0.635cm" fo:text-align="start"/>
      </text:list-level-style-number>
      <text:list-level-style-number style:num-format="i" text:style-name="LLS_29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9_6" text:level="7" style:num-suffix=".">
        <style:list-level-properties text:space-before="8.255cm" text:min-label-width="0.635cm" fo:text-align="start"/>
      </text:list-level-style-number>
      <text:list-level-style-number style:num-format="a" text:style-name="LLS_29_7" text:level="8" style:num-suffix=".">
        <style:list-level-properties text:space-before="9.525cm" text:min-label-width="0.635cm" fo:text-align="start"/>
      </text:list-level-style-number>
      <text:list-level-style-number style:num-format="i" text:style-name="LLS_29_8" text:level="9" style:num-suffix=".">
        <style:list-level-properties text:min-label-width="11.43cm" text:min-label-distance="0.318cm" fo:text-align="end"/>
      </text:list-level-style-number>
    </text:list-style>
    <text:list-style style:name="LS30">
      <text:list-level-style-number style:num-format="a" text:style-name="LLS_30_0" text:level="1" style:num-suffix=".">
        <style:list-level-properties text:space-before="0.635cm" text:min-label-width="0.635cm" fo:text-align="start"/>
      </text:list-level-style-number>
      <text:list-level-style-number style:num-format="a" text:style-name="LLS_30_1" text:level="2" style:num-suffix=".">
        <style:list-level-properties text:space-before="1.905cm" text:min-label-width="0.635cm" fo:text-align="start"/>
      </text:list-level-style-number>
      <text:list-level-style-number style:num-format="i" text:style-name="LLS_30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30_3" text:level="4" style:num-suffix=".">
        <style:list-level-properties text:space-before="4.445cm" text:min-label-width="0.635cm" fo:text-align="start"/>
      </text:list-level-style-number>
      <text:list-level-style-number style:num-format="a" text:style-name="LLS_30_4" text:level="5" style:num-suffix=".">
        <style:list-level-properties text:space-before="5.715cm" text:min-label-width="0.635cm" fo:text-align="start"/>
      </text:list-level-style-number>
      <text:list-level-style-number style:num-format="i" text:style-name="LLS_30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30_6" text:level="7" style:num-suffix=".">
        <style:list-level-properties text:space-before="8.255cm" text:min-label-width="0.635cm" fo:text-align="start"/>
      </text:list-level-style-number>
      <text:list-level-style-number style:num-format="a" text:style-name="LLS_30_7" text:level="8" style:num-suffix=".">
        <style:list-level-properties text:space-before="9.525cm" text:min-label-width="0.635cm" fo:text-align="start"/>
      </text:list-level-style-number>
      <text:list-level-style-number style:num-format="i" text:style-name="LLS_30_8" text:level="9" style:num-suffix=".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>Documentação dos Casos de Uso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